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9cm" style:rel-column-width="4582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4cm" style:rel-column-width="1624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48434" officeooo:paragraph-rsid="00048434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3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9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1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2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48434" officeooo:paragraph-rsid="00048434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5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048434" officeooo:paragraph-rsid="00048434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48434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2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2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2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48434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4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45ab0" officeooo:paragraph-rsid="00045ab0"/>
    </style:style>
    <style:style style:name="P153" style:family="paragraph" style:parent-style-name="Table_20_Contents">
      <style:paragraph-properties fo:text-align="start" style:justify-single-word="false"/>
      <style:text-properties style:font-name="Cascadia Mono" fo:language="en" fo:country="US" officeooo:rsid="00048434" officeooo:paragraph-rsid="00048434"/>
    </style:style>
    <style:style style:name="P154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55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6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7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8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60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61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62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6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6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6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8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9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7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74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75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6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9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90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91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6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7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201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7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8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9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10" style:family="paragraph" style:parent-style-name="Standard">
      <style:text-properties style:font-name="Cascadia Mono" officeooo:rsid="00023f4b" officeooo:paragraph-rsid="00023f4b"/>
    </style:style>
    <style:style style:name="P211" style:family="paragraph" style:parent-style-name="Standard">
      <style:text-properties style:font-name="Cascadia Mono" officeooo:paragraph-rsid="0006698d"/>
    </style:style>
    <style:style style:name="P212" style:family="paragraph" style:parent-style-name="Standard">
      <style:text-properties style:font-name="Cascadia Mono" officeooo:paragraph-rsid="0008b1a9"/>
    </style:style>
    <style:style style:name="P213" style:family="paragraph" style:parent-style-name="Standard">
      <style:text-properties style:font-name="Cascadia Mono" officeooo:paragraph-rsid="000c82f8"/>
    </style:style>
    <style:style style:name="P214" style:family="paragraph" style:parent-style-name="Standard">
      <style:text-properties style:font-name="Cascadia Mono" officeooo:paragraph-rsid="0010c257"/>
    </style:style>
    <style:style style:name="P215" style:family="paragraph" style:parent-style-name="Standard">
      <style:text-properties style:font-name="Cascadia Mono" officeooo:paragraph-rsid="0012d674"/>
    </style:style>
    <style:style style:name="P216" style:family="paragraph" style:parent-style-name="Standard">
      <style:text-properties style:font-name="Cascadia Mono" officeooo:paragraph-rsid="0018c10e"/>
    </style:style>
    <style:style style:name="P217" style:family="paragraph" style:parent-style-name="Standard">
      <style:text-properties style:font-name="Cascadia Mono" officeooo:paragraph-rsid="001bb57e"/>
    </style:style>
    <style:style style:name="P218" style:family="paragraph" style:parent-style-name="Standard">
      <style:text-properties style:font-name="Cascadia Mono" officeooo:paragraph-rsid="001d3b40"/>
    </style:style>
    <style:style style:name="P219" style:family="paragraph" style:parent-style-name="Standard">
      <style:text-properties style:font-name="Cascadia Mono" officeooo:paragraph-rsid="002496a9"/>
    </style:style>
    <style:style style:name="P220" style:family="paragraph" style:parent-style-name="Standard">
      <style:text-properties style:font-name="Cascadia Mono" officeooo:paragraph-rsid="00284222"/>
    </style:style>
    <style:style style:name="P221" style:family="paragraph" style:parent-style-name="Standard">
      <style:text-properties style:font-name="Cascadia Mono" officeooo:paragraph-rsid="002e97b9"/>
    </style:style>
    <style:style style:name="P222" style:family="paragraph" style:parent-style-name="Standard">
      <style:text-properties style:font-name="Cascadia Mono" officeooo:paragraph-rsid="00315348"/>
    </style:style>
    <style:style style:name="P223" style:family="paragraph" style:parent-style-name="Standard">
      <style:text-properties style:font-name="Cascadia Mono" officeooo:paragraph-rsid="00334f0f"/>
    </style:style>
    <style:style style:name="P224" style:family="paragraph" style:parent-style-name="Standard">
      <style:text-properties style:font-name="Cascadia Mono" officeooo:paragraph-rsid="003b37a4"/>
    </style:style>
    <style:style style:name="P225" style:family="paragraph" style:parent-style-name="Standard">
      <style:text-properties style:font-name="Cascadia Mono" officeooo:paragraph-rsid="003c59ce"/>
    </style:style>
    <style:style style:name="P226" style:family="paragraph" style:parent-style-name="Standard">
      <style:text-properties style:font-name="Cascadia Mono" officeooo:paragraph-rsid="003c8dc4"/>
    </style:style>
    <style:style style:name="P227" style:family="paragraph" style:parent-style-name="Standard">
      <style:text-properties style:font-name="Cascadia Mono" officeooo:paragraph-rsid="003d518f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048434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6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7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8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9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048434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8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9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60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61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62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63" style:family="paragraph" style:parent-style-name="Standard">
      <style:text-properties officeooo:paragraph-rsid="001e66ca"/>
    </style:style>
    <style:style style:name="P264" style:family="paragraph" style:parent-style-name="Standard">
      <style:text-properties officeooo:paragraph-rsid="00210c17"/>
    </style:style>
    <style:style style:name="P265" style:family="paragraph" style:parent-style-name="Standard">
      <style:text-properties officeooo:paragraph-rsid="00219d39"/>
    </style:style>
    <style:style style:name="P266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7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8" style:family="paragraph" style:parent-style-name="Standard" style:list-style-name="L3">
      <style:text-properties style:font-name="Cascadia Mono" officeooo:rsid="00023f4b" officeooo:paragraph-rsid="00023f4b"/>
    </style:style>
    <style:style style:name="P269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70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71" style:family="paragraph" style:parent-style-name="Standard" style:list-style-name="L8">
      <style:text-properties style:font-name="Cascadia Mono" fo:font-size="12pt" fo:language="en" fo:country="US" fo:font-weight="normal" officeooo:rsid="00048434" officeooo:paragraph-rsid="00048434" style:font-size-asian="10.5pt" style:font-weight-asian="normal" style:font-size-complex="12pt" style:font-weight-complex="normal"/>
    </style:style>
    <style:style style:name="P272" style:family="paragraph" style:parent-style-name="Standard" style:list-style-name="L14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73" style:family="paragraph" style:parent-style-name="Standard" style:list-style-name="L16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74" style:family="paragraph" style:parent-style-name="Standard" style:list-style-name="L18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75" style:family="paragraph" style:parent-style-name="Standard" style:list-style-name="L21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76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7" style:family="paragraph" style:parent-style-name="Standard" style:list-style-name="L25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8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9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0" style:family="paragraph" style:parent-style-name="Standard" style:list-style-name="L38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1" style:family="paragraph" style:parent-style-name="Standard" style:list-style-name="L39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82" style:family="paragraph" style:parent-style-name="Standard" style:list-style-name="L27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83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4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5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86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7" style:family="paragraph" style:parent-style-name="Standard" style:list-style-name="L34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8" style:family="paragraph" style:parent-style-name="Standard" style:list-style-name="L35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9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0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1" style:family="paragraph" style:parent-style-name="Standard" style:list-style-name="L38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2" style:family="paragraph" style:parent-style-name="Standard" style:list-style-name="L39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93" style:family="paragraph" style:parent-style-name="Standard" style:list-style-name="L10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94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95" style:family="paragraph" style:parent-style-name="Standard" style:list-style-name="L7">
      <style:text-properties style:font-name="Cascadia Mono" fo:font-size="12pt" fo:language="ru" fo:country="RU" fo:font-weight="normal" officeooo:rsid="00048434" officeooo:paragraph-rsid="00048434" style:font-size-asian="10.5pt" style:font-weight-asian="normal" style:font-size-complex="12pt" style:font-weight-complex="normal"/>
    </style:style>
    <style:style style:name="P296" style:family="paragraph" style:parent-style-name="Standard" style:list-style-name="L12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97" style:family="paragraph" style:parent-style-name="Standard" style:list-style-name="L13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98" style:family="paragraph" style:parent-style-name="Standard" style:list-style-name="L15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299" style:family="paragraph" style:parent-style-name="Standard" style:list-style-name="L17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300" style:family="paragraph" style:parent-style-name="Standard" style:list-style-name="L19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301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302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303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304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305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06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07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08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09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10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11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12" style:family="paragraph" style:parent-style-name="Standard" style:list-style-name="L24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13" style:family="paragraph" style:parent-style-name="Standard" style:list-style-name="L26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14" style:family="paragraph" style:parent-style-name="Standard" style:list-style-name="L28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15" style:family="paragraph" style:parent-style-name="Standard" style:list-style-name="L29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16" style:family="paragraph" style:parent-style-name="Standard" style:list-style-name="L9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17" style:family="paragraph" style:parent-style-name="Standard" style:list-style-name="L11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318" style:family="paragraph" style:parent-style-name="Standard">
      <style:text-properties style:font-name="Cascadia Mono" officeooo:paragraph-rsid="00031105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d3b40"/>
    </style:style>
    <style:style style:name="T21" style:family="text">
      <style:text-properties officeooo:rsid="001e66ca"/>
    </style:style>
    <style:style style:name="T22" style:family="text">
      <style:text-properties officeooo:rsid="00210c17"/>
    </style:style>
    <style:style style:name="T23" style:family="text">
      <style:text-properties officeooo:rsid="002496a9"/>
    </style:style>
    <style:style style:name="T24" style:family="text">
      <style:text-properties officeooo:rsid="00268d23"/>
    </style:style>
    <style:style style:name="T25" style:family="text">
      <style:text-properties officeooo:rsid="00284222"/>
    </style:style>
    <style:style style:name="T26" style:family="text">
      <style:text-properties officeooo:rsid="002927ef"/>
    </style:style>
    <style:style style:name="T27" style:family="text">
      <style:text-properties officeooo:rsid="002b045d"/>
    </style:style>
    <style:style style:name="T28" style:family="text">
      <style:text-properties officeooo:rsid="002e97b9"/>
    </style:style>
    <style:style style:name="T29" style:family="text">
      <style:text-properties officeooo:rsid="002f6ca8"/>
    </style:style>
    <style:style style:name="T30" style:family="text">
      <style:text-properties officeooo:rsid="00315348"/>
    </style:style>
    <style:style style:name="T31" style:family="text">
      <style:text-properties officeooo:rsid="00334f0f"/>
    </style:style>
    <style:style style:name="T32" style:family="text">
      <style:text-properties officeooo:rsid="00349d5e"/>
    </style:style>
    <style:style style:name="T33" style:family="text">
      <style:text-properties officeooo:rsid="0035a206"/>
    </style:style>
    <style:style style:name="T34" style:family="text">
      <style:text-properties officeooo:rsid="0037841c"/>
    </style:style>
    <style:style style:name="T35" style:family="text">
      <style:text-properties officeooo:rsid="00383d39"/>
    </style:style>
    <style:style style:name="T36" style:family="text">
      <style:text-properties officeooo:rsid="003a1d3b"/>
    </style:style>
    <style:style style:name="T37" style:family="text">
      <style:text-properties officeooo:rsid="003a4a4f"/>
    </style:style>
    <style:style style:name="T38" style:family="text">
      <style:text-properties officeooo:rsid="003b37a4"/>
    </style:style>
    <style:style style:name="T39" style:family="text">
      <style:text-properties officeooo:rsid="003c59ce"/>
    </style:style>
    <style:style style:name="T40" style:family="text">
      <style:text-properties officeooo:rsid="003c8dc4"/>
    </style:style>
    <style:style style:name="T41" style:family="text">
      <style:text-properties officeooo:rsid="003d51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4"/>
      <text:p text:style-name="P40">Описание: </text:p>
      <text:list text:style-name="L1">
        <text:list-item>
          <text:p text:style-name="P266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2">Связи: </text:p>
      <text:list text:style-name="L2">
        <text:list-item>
          <text:p text:style-name="P267">SupportTopicAnswer (<text:span text:style-name="T2">Многие к одному</text:span>)</text:p>
        </text:list-item>
      </text:list>
      <text:p text:style-name="P9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6">Key</text:p>
          </table:table-cell>
          <table:table-cell table:style-name="Таблица1.A1" office:value-type="string">
            <text:p text:style-name="P96">Name</text:p>
          </table:table-cell>
          <table:table-cell table:style-name="Таблица1.A1" office:value-type="string">
            <text:p text:style-name="P96">Type</text:p>
          </table:table-cell>
          <table:table-cell table:style-name="Таблица1.A1" office:value-type="string">
            <text:p text:style-name="P96"><text:span text:style-name="T5">Is</text:span>Required</text:p>
          </table:table-cell>
          <table:table-cell table:style-name="Таблица1.E1" office:value-type="string">
            <text:p text:style-name="P96">Constrains</text:p>
          </table:table-cell>
        </table:table-row>
        <table:table-row>
          <table:table-cell table:style-name="Таблица1.A2" office:value-type="string">
            <text:p text:style-name="P96">PK</text:p>
          </table:table-cell>
          <table:table-cell table:style-name="Таблица1.A2" office:value-type="string">
            <text:p text:style-name="P96">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3">NEWID(), UNIQUE</text:p>
          </table:table-cell>
        </table:table-row>
        <table:table-row>
          <table:table-cell table:style-name="Таблица1.A2" office:value-type="string">
            <text:p text:style-name="P228"/>
          </table:table-cell>
          <table:table-cell table:style-name="Таблица1.A2" office:value-type="string">
            <text:p text:style-name="P96"><text:span text:style-name="T38">Image</text:span>Uri</text:p>
          </table:table-cell>
          <table:table-cell table:style-name="Таблица1.A2" office:value-type="string">
            <text:p text:style-name="P96"><text:span text:style-name="T5">n</text:span>varchar(MAX)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250">-</text:p>
          </table:table-cell>
        </table:table-row>
        <table:table-row>
          <table:table-cell table:style-name="Таблица1.A2" office:value-type="string">
            <text:p text:style-name="P96">FK</text:p>
          </table:table-cell>
          <table:table-cell table:style-name="Таблица1.A2" office:value-type="string">
            <text:p text:style-name="P96">Answer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3">-</text:p>
          </table:table-cell>
        </table:table-row>
      </table:table>
      <text:p text:style-name="P41"/>
      <text:p text:style-name="P18">SupportTopicAnswer</text:p>
      <text:p text:style-name="P18"/>
      <text:p text:style-name="P210">Описание:</text:p>
      <text:list text:style-name="L3">
        <text:list-item>
          <text:p text:style-name="P268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2">Связи: </text:p>
      <text:list text:style-name="L4">
        <text:list-item>
          <text:p text:style-name="P269">User:<text:span text:style-name="T7">Plaintiff</text:span> (<text:span text:style-name="T2">Многие к одному</text:span>)</text:p>
        </text:list-item>
        <text:list-item>
          <text:p text:style-name="P269">SupportTopic (<text:span text:style-name="T2">Многие к одному</text:span>)</text:p>
        </text:list-item>
      </text:list>
      <text:p text:style-name="P7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7">Key</text:p>
          </table:table-cell>
          <table:table-cell table:style-name="Таблица2.A1" office:value-type="string">
            <text:p text:style-name="P97">Name</text:p>
          </table:table-cell>
          <table:table-cell table:style-name="Таблица2.A1" office:value-type="string">
            <text:p text:style-name="P97">Type</text:p>
          </table:table-cell>
          <table:table-cell table:style-name="Таблица2.A1" office:value-type="string">
            <text:p text:style-name="P97"><text:span text:style-name="T5">Is</text:span>Required</text:p>
          </table:table-cell>
          <table:table-cell table:style-name="Таблица2.E1" office:value-type="string">
            <text:p text:style-name="P97">Constrains</text:p>
          </table:table-cell>
        </table:table-row>
        <table:table-row>
          <table:table-cell table:style-name="Таблица2.A2" office:value-type="string">
            <text:p text:style-name="P97">PK</text:p>
          </table:table-cell>
          <table:table-cell table:style-name="Таблица2.A2" office:value-type="string">
            <text:p text:style-name="P97"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4">NEWID(), UNIQUE</text:p>
          </table:table-cell>
        </table:table-row>
        <table:table-row>
          <table:table-cell table:style-name="Таблица2.A2" office:value-type="string">
            <text:p text:style-name="P229"/>
          </table:table-cell>
          <table:table-cell table:style-name="Таблица2.A2" office:value-type="string">
            <text:p text:style-name="P149">Content</text:p>
          </table:table-cell>
          <table:table-cell table:style-name="Таблица2.A2" office:value-type="string">
            <text:p text:style-name="P97"><text:span text:style-name="T5">n</text:span>varchar(<text:span text:style-name="T5">120</text:span>)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251">-</text:p>
          </table:table-cell>
        </table:table-row>
        <table:table-row>
          <table:table-cell table:style-name="Таблица2.A2" office:value-type="string">
            <text:p text:style-name="P229"/>
          </table:table-cell>
          <table:table-cell table:style-name="Таблица2.A2" office:value-type="string">
            <text:p text:style-name="P149">Date</text:p>
          </table:table-cell>
          <table:table-cell table:style-name="Таблица2.A2" office:value-type="string">
            <text:p text:style-name="P97">datetime2(7)</text:p>
          </table:table-cell>
          <table:table-cell table:style-name="Таблица2.A2" office:value-type="string">
            <text:p text:style-name="P149">True</text:p>
          </table:table-cell>
          <table:table-cell table:style-name="Таблица2.E2" office:value-type="string">
            <text:p text:style-name="P251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Plaintiff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207">False</text:p>
          </table:table-cell>
          <table:table-cell table:style-name="Таблица2.E2" office:value-type="string">
            <text:p text:style-name="P124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Topic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4">-</text:p>
          </table:table-cell>
        </table:table-row>
      </table:table>
      <text:p text:style-name="P210"/>
      <text:p text:style-name="P3">SupportTopic</text:p>
      <text:p text:style-name="P35"/>
      <text:p text:style-name="P43">Описание:</text:p>
      <text:list text:style-name="L5">
        <text:list-item>
          <text:p text:style-name="P294">Таблица представляет из себя коллекцию обсуждений <text:span text:style-name="T7">пользователя и поддержки</text:span></text:p>
        </text:list-item>
      </text:list>
      <text:p text:style-name="P44">Связи:</text:p>
      <text:list text:style-name="L6">
        <text:list-item>
          <text:p text:style-name="P270">User(<text:span text:style-name="T2">Многие к одному</text:span>)</text:p>
        </text:list-item>
        <text:list-item>
          <text:p text:style-name="P270">User:Support<text:span text:style-name="T2">(Многие к одному)</text:span></text:p>
        </text:list-item>
      </text:list>
      <text:p text:style-name="P7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8">Key</text:p>
          </table:table-cell>
          <table:table-cell table:style-name="Таблица3.A1" office:value-type="string">
            <text:p text:style-name="P98">Name</text:p>
          </table:table-cell>
          <table:table-cell table:style-name="Таблица3.A1" office:value-type="string">
            <text:p text:style-name="P98">Type</text:p>
          </table:table-cell>
          <table:table-cell table:style-name="Таблица3.A1" office:value-type="string">
            <text:p text:style-name="P98"><text:span text:style-name="T5">Is</text:span>Required</text:p>
          </table:table-cell>
          <table:table-cell table:style-name="Таблица3.E1" office:value-type="string">
            <text:p text:style-name="P98">Constrains</text:p>
          </table:table-cell>
        </table:table-row>
        <table:table-row>
          <table:table-cell table:style-name="Таблица3.A2" office:value-type="string">
            <text:p text:style-name="P98">PK</text:p>
          </table:table-cell>
          <table:table-cell table:style-name="Таблица3.A2" office:value-type="string">
            <text:p text:style-name="P98"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5">NEWID(), UNIQUE</text:p>
          </table:table-cell>
        </table:table-row>
        <table:table-row>
          <table:table-cell table:style-name="Таблица3.A2" office:value-type="string">
            <text:p text:style-name="P98"/>
          </table:table-cell>
          <table:table-cell table:style-name="Таблица3.A2" office:value-type="string">
            <text:p text:style-name="P151">Title</text:p>
          </table:table-cell>
          <table:table-cell table:style-name="Таблица3.A2" office:value-type="string">
            <text:p text:style-name="P151">nvarchar(50)</text:p>
          </table:table-cell>
          <table:table-cell table:style-name="Таблица3.A2" office:value-type="string">
            <text:p text:style-name="P151">True</text:p>
          </table:table-cell>
          <table:table-cell table:style-name="Таблица3.E2" office:value-type="string">
            <text:p text:style-name="P125">-</text:p>
          </table:table-cell>
        </table:table-row>
        <table:table-row>
          <table:table-cell table:style-name="Таблица3.A2" office:value-type="string">
            <text:p text:style-name="P230"/>
          </table:table-cell>
          <table:table-cell table:style-name="Таблица3.A2" office:value-type="string">
            <text:p text:style-name="P150">Content</text:p>
          </table:table-cell>
          <table:table-cell table:style-name="Таблица3.A2" office:value-type="string">
            <text:p text:style-name="P98"><text:span text:style-name="T5">n</text:span>varchar(<text:span text:style-name="T5">120</text:span>)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252">-</text:p>
          </table:table-cell>
        </table:table-row>
        <table:table-row>
          <table:table-cell table:style-name="Таблица3.A2" office:value-type="string">
            <text:p text:style-name="P230"/>
          </table:table-cell>
          <table:table-cell table:style-name="Таблица3.A2" office:value-type="string">
            <text:p text:style-name="P150">Date</text:p>
          </table:table-cell>
          <table:table-cell table:style-name="Таблица3.A2" office:value-type="string">
            <text:p text:style-name="P98">datetime2(7)</text:p>
          </table:table-cell>
          <table:table-cell table:style-name="Таблица3.A2" office:value-type="string">
            <text:p text:style-name="P150">True</text:p>
          </table:table-cell>
          <table:table-cell table:style-name="Таблица3.E2" office:value-type="string">
            <text:p text:style-name="P252">-</text:p>
          </table:table-cell>
        </table:table-row>
        <table:table-row>
          <table:table-cell table:style-name="Таблица3.A2" office:value-type="string">
            <text:p text:style-name="P230"/>
          </table:table-cell>
          <table:table-cell table:style-name="Таблица3.A2" office:value-type="string">
            <text:p text:style-name="P151">IsClosed</text:p>
          </table:table-cell>
          <table:table-cell table:style-name="Таблица3.A2" office:value-type="string">
            <text:p text:style-name="P151">bit</text:p>
          </table:table-cell>
          <table:table-cell table:style-name="Таблица3.A2" office:value-type="string">
            <text:p text:style-name="P151">True</text:p>
          </table:table-cell>
          <table:table-cell table:style-name="Таблица3.E2" office:value-type="string">
            <text:p text:style-name="P252">-</text:p>
          </table:table-cell>
        </table:table-row>
        <text:soft-page-break/>
        <table:table-row>
          <table:table-cell table:style-name="Таблица3.A2" office:value-type="string">
            <text:p text:style-name="P98">FK</text:p>
          </table:table-cell>
          <table:table-cell table:style-name="Таблица3.A2" office:value-type="string">
            <text:p text:style-name="P98"><text:span text:style-name="T8">User</text:span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5">-</text:p>
          </table:table-cell>
        </table:table-row>
        <table:table-row>
          <table:table-cell table:style-name="Таблица3.A2" office:value-type="string">
            <text:p text:style-name="P98">FK</text:p>
          </table:table-cell>
          <table:table-cell table:style-name="Таблица3.A2" office:value-type="string">
            <text:p text:style-name="P98"><text:span text:style-name="T8">Support</text:span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152">False</text:p>
          </table:table-cell>
          <table:table-cell table:style-name="Таблица3.E2" office:value-type="string">
            <text:p text:style-name="P125">-</text:p>
          </table:table-cell>
        </table:table-row>
      </table:table>
      <text:p text:style-name="P318"/>
      <text:p text:style-name="P20">UserAdditionalInfo</text:p>
      <text:p text:style-name="P36"/>
      <text:p text:style-name="P74">Описание:</text:p>
      <text:list text:style-name="L9">
        <text:list-item>
          <text:p text:style-name="P316">Таблица представляет из себя дополнительную информацию пользователя</text:p>
        </text:list-item>
      </text:list>
      <text:p text:style-name="P74">Связи:</text:p>
      <text:list text:style-name="L10">
        <text:list-item>
          <text:p text:style-name="P293">User(<text:span text:style-name="T2">Один к одному</text:span>)</text:p>
        </text:list-item>
        <text:list-item>
          <text:p text:style-name="P293">UserRole:Role(<text:span text:style-name="T2">Один к одному</text:span>)</text:p>
        </text:list-item>
      </text:list>
      <text:p text:style-name="P9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100">Key</text:p>
          </table:table-cell>
          <table:table-cell table:style-name="Таблица5.A1" office:value-type="string">
            <text:p text:style-name="P100">Name</text:p>
          </table:table-cell>
          <table:table-cell table:style-name="Таблица5.A1" office:value-type="string">
            <text:p text:style-name="P100">Type</text:p>
          </table:table-cell>
          <table:table-cell table:style-name="Таблица5.A1" office:value-type="string">
            <text:p text:style-name="P100"><text:span text:style-name="T5">Is</text:span>Required</text:p>
          </table:table-cell>
          <table:table-cell table:style-name="Таблица5.E1" office:value-type="string">
            <text:p text:style-name="P100">Constrains</text:p>
          </table:table-cell>
        </table:table-row>
        <table:table-row>
          <table:table-cell table:style-name="Таблица5.A2" office:value-type="string">
            <text:p text:style-name="P100">PK</text:p>
          </table:table-cell>
          <table:table-cell table:style-name="Таблица5.A2" office:value-type="string">
            <text:p text:style-name="P100">Id</text:p>
          </table:table-cell>
          <table:table-cell table:style-name="Таблица5.A2" office:value-type="string">
            <text:p text:style-name="P100">uniqueidentifier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127">NEWID(), UNIQUE</text:p>
          </table:table-cell>
        </table:table-row>
        <table:table-row>
          <table:table-cell table:style-name="Таблица5.A2" office:value-type="string">
            <text:p text:style-name="P232"/>
          </table:table-cell>
          <table:table-cell table:style-name="Таблица5.A2" office:value-type="string">
            <text:p text:style-name="P154">Balance</text:p>
          </table:table-cell>
          <table:table-cell table:style-name="Таблица5.A2" office:value-type="string">
            <text:p text:style-name="P100">decimal(18, 5)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254">-</text:p>
          </table:table-cell>
        </table:table-row>
        <table:table-row>
          <table:table-cell table:style-name="Таблица5.A2" office:value-type="string">
            <text:p text:style-name="P232"/>
          </table:table-cell>
          <table:table-cell table:style-name="Таблица5.A2" office:value-type="string">
            <text:p text:style-name="P154"><text:span text:style-name="T37">Image</text:span>Uri</text:p>
          </table:table-cell>
          <table:table-cell table:style-name="Таблица5.A2" office:value-type="string">
            <text:p text:style-name="P100"><text:span text:style-name="T5">n</text:span>varchar(<text:span text:style-name="T9">MAX</text:span>)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254">-</text:p>
          </table:table-cell>
        </table:table-row>
        <table:table-row>
          <table:table-cell table:style-name="Таблица5.A2" office:value-type="string">
            <text:p text:style-name="P232"/>
          </table:table-cell>
          <table:table-cell table:style-name="Таблица5.A2" office:value-type="string">
            <text:p text:style-name="P154">IsNotifyEmail</text:p>
          </table:table-cell>
          <table:table-cell table:style-name="Таблица5.A2" office:value-type="string">
            <text:p text:style-name="P154">bit</text:p>
          </table:table-cell>
          <table:table-cell table:style-name="Таблица5.A2" office:value-type="string">
            <text:p text:style-name="P154">True</text:p>
          </table:table-cell>
          <table:table-cell table:style-name="Таблица5.E2" office:value-type="string">
            <text:p text:style-name="P254">-</text:p>
          </table:table-cell>
        </table:table-row>
        <table:table-row>
          <table:table-cell table:style-name="Таблица5.A2" office:value-type="string">
            <text:p text:style-name="P232"/>
          </table:table-cell>
          <table:table-cell table:style-name="Таблица5.A2" office:value-type="string">
            <text:p text:style-name="P154">IsGuestMode</text:p>
          </table:table-cell>
          <table:table-cell table:style-name="Таблица5.A2" office:value-type="string">
            <text:p text:style-name="P154">bit</text:p>
          </table:table-cell>
          <table:table-cell table:style-name="Таблица5.A2" office:value-type="string">
            <text:p text:style-name="P154">True</text:p>
          </table:table-cell>
          <table:table-cell table:style-name="Таблица5.E2" office:value-type="string">
            <text:p text:style-name="P254">-</text:p>
          </table:table-cell>
        </table:table-row>
        <table:table-row>
          <table:table-cell table:style-name="Таблица5.A2" office:value-type="string">
            <text:p text:style-name="P100">FK</text:p>
          </table:table-cell>
          <table:table-cell table:style-name="Таблица5.A2" office:value-type="string">
            <text:p text:style-name="P100"><text:span text:style-name="T9">Role</text:span>Id</text:p>
          </table:table-cell>
          <table:table-cell table:style-name="Таблица5.A2" office:value-type="string">
            <text:p text:style-name="P100">uniqueidentifier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127">-</text:p>
          </table:table-cell>
        </table:table-row>
        <table:table-row>
          <table:table-cell table:style-name="Таблица5.A2" office:value-type="string">
            <text:p text:style-name="P100">FK</text:p>
          </table:table-cell>
          <table:table-cell table:style-name="Таблица5.A2" office:value-type="string">
            <text:p text:style-name="P100"><text:span text:style-name="T9">User</text:span>Id</text:p>
          </table:table-cell>
          <table:table-cell table:style-name="Таблица5.A2" office:value-type="string">
            <text:p text:style-name="P100">uniqueidentifier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127">-</text:p>
          </table:table-cell>
        </table:table-row>
      </table:table>
      <text:p text:style-name="P211"/>
      <text:p text:style-name="P21">UserRole</text:p>
      <text:p text:style-name="P37"/>
      <text:p text:style-name="P75">Описание:</text:p>
      <text:list text:style-name="L11">
        <text:list-item>
          <text:p text:style-name="P317">Таблица представляет из себя пользовательские роли</text:p>
        </text:list-item>
      </text:list>
      <text:p text:style-name="P7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1">Key</text:p>
          </table:table-cell>
          <table:table-cell table:style-name="Таблица6.A1" office:value-type="string">
            <text:p text:style-name="P101">Name</text:p>
          </table:table-cell>
          <table:table-cell table:style-name="Таблица6.A1" office:value-type="string">
            <text:p text:style-name="P101">Type</text:p>
          </table:table-cell>
          <table:table-cell table:style-name="Таблица6.A1" office:value-type="string">
            <text:p text:style-name="P101"><text:span text:style-name="T5">Is</text:span>Required</text:p>
          </table:table-cell>
          <table:table-cell table:style-name="Таблица6.E1" office:value-type="string">
            <text:p text:style-name="P101">Constrains</text:p>
          </table:table-cell>
        </table:table-row>
        <table:table-row>
          <table:table-cell table:style-name="Таблица6.A2" office:value-type="string">
            <text:p text:style-name="P101">PK</text:p>
          </table:table-cell>
          <table:table-cell table:style-name="Таблица6.A2" office:value-type="string">
            <text:p text:style-name="P101">Id</text:p>
          </table:table-cell>
          <table:table-cell table:style-name="Таблица6.A2" office:value-type="string">
            <text:p text:style-name="P101">uniqueidentifier</text:p>
          </table:table-cell>
          <table:table-cell table:style-name="Таблица6.A2" office:value-type="string">
            <text:p text:style-name="P101">True</text:p>
          </table:table-cell>
          <table:table-cell table:style-name="Таблица6.E2" office:value-type="string">
            <text:p text:style-name="P128">NEWID(), UNIQUE</text:p>
          </table:table-cell>
        </table:table-row>
        <table:table-row>
          <table:table-cell table:style-name="Таблица6.A2" office:value-type="string">
            <text:p text:style-name="P233"/>
          </table:table-cell>
          <table:table-cell table:style-name="Таблица6.A2" office:value-type="string">
            <text:p text:style-name="P155">Name</text:p>
          </table:table-cell>
          <table:table-cell table:style-name="Таблица6.A2" office:value-type="string">
            <text:p text:style-name="P101"><text:span text:style-name="T5">n</text:span>varchar(<text:span text:style-name="T10">15</text:span>)</text:p>
          </table:table-cell>
          <table:table-cell table:style-name="Таблица6.A2" office:value-type="string">
            <text:p text:style-name="P101">True</text:p>
          </table:table-cell>
          <table:table-cell table:style-name="Таблица6.E2" office:value-type="string">
            <text:p text:style-name="P159">UNIQUE</text:p>
          </table:table-cell>
        </table:table-row>
      </table:table>
      <text:p text:style-name="P38"/>
      <text:p text:style-name="P22">PromocodeType</text:p>
      <text:p text:style-name="P22"/>
      <text:p text:style-name="P46">Описание:</text:p>
      <text:list text:style-name="L12">
        <text:list-item>
          <text:p text:style-name="P296">Таблица представляет из себя типы промокодов</text:p>
        </text:list-item>
      </text:list>
      <text:p text:style-name="P46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02">Key</text:p>
          </table:table-cell>
          <table:table-cell table:style-name="Таблица7.A1" office:value-type="string">
            <text:p text:style-name="P102">Name</text:p>
          </table:table-cell>
          <table:table-cell table:style-name="Таблица7.A1" office:value-type="string">
            <text:p text:style-name="P102">Type</text:p>
          </table:table-cell>
          <table:table-cell table:style-name="Таблица7.A1" office:value-type="string">
            <text:p text:style-name="P102"><text:span text:style-name="T5">Is</text:span>Required</text:p>
          </table:table-cell>
          <table:table-cell table:style-name="Таблица7.E1" office:value-type="string">
            <text:p text:style-name="P102">Constrains</text:p>
          </table:table-cell>
        </table:table-row>
        <table:table-row>
          <table:table-cell table:style-name="Таблица7.A2" office:value-type="string">
            <text:p text:style-name="P102">PK</text:p>
          </table:table-cell>
          <table:table-cell table:style-name="Таблица7.A2" office:value-type="string">
            <text:p text:style-name="P102">Id</text:p>
          </table:table-cell>
          <table:table-cell table:style-name="Таблица7.A2" office:value-type="string">
            <text:p text:style-name="P102">uniqueidentifier</text:p>
          </table:table-cell>
          <table:table-cell table:style-name="Таблица7.A2" office:value-type="string">
            <text:p text:style-name="P102">True</text:p>
          </table:table-cell>
          <table:table-cell table:style-name="Таблица7.E2" office:value-type="string">
            <text:p text:style-name="P129">NEWID(), UNIQUE</text:p>
          </table:table-cell>
        </table:table-row>
        <table:table-row>
          <table:table-cell table:style-name="Таблица7.A2" office:value-type="string">
            <text:p text:style-name="P234"/>
          </table:table-cell>
          <table:table-cell table:style-name="Таблица7.A2" office:value-type="string">
            <text:p text:style-name="P156">Name</text:p>
          </table:table-cell>
          <table:table-cell table:style-name="Таблица7.A2" office:value-type="string">
            <text:p text:style-name="P102"><text:span text:style-name="T5">n</text:span>varchar(<text:span text:style-name="T11">50</text:span>)</text:p>
          </table:table-cell>
          <table:table-cell table:style-name="Таблица7.A2" office:value-type="string">
            <text:p text:style-name="P102">True</text:p>
          </table:table-cell>
          <table:table-cell table:style-name="Таблица7.E2" office:value-type="string">
            <text:p text:style-name="P159">UNIQUE</text:p>
          </table:table-cell>
        </table:table-row>
      </table:table>
      <text:p text:style-name="P212"/>
      <text:p text:style-name="P23">Promocode</text:p>
      <text:p text:style-name="P23"/>
      <text:p text:style-name="P47">Описание:</text:p>
      <text:list text:style-name="L13">
        <text:list-item>
          <text:p text:style-name="P297">Таблица представляет из себя промокод</text:p>
        </text:list-item>
      </text:list>
      <text:p text:style-name="P47"><text:soft-page-break/>Связи:</text:p>
      <text:list text:style-name="L14">
        <text:list-item>
          <text:p text:style-name="P272">PromocodeType:Type(<text:span text:style-name="T2">Один к одному</text:span>)</text:p>
        </text:list-item>
      </text:list>
      <text:p text:style-name="P7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03">Key</text:p>
          </table:table-cell>
          <table:table-cell table:style-name="Таблица8.A1" office:value-type="string">
            <text:p text:style-name="P103">Name</text:p>
          </table:table-cell>
          <table:table-cell table:style-name="Таблица8.A1" office:value-type="string">
            <text:p text:style-name="P103">Type</text:p>
          </table:table-cell>
          <table:table-cell table:style-name="Таблица8.A1" office:value-type="string">
            <text:p text:style-name="P103"><text:span text:style-name="T5">Is</text:span>Required</text:p>
          </table:table-cell>
          <table:table-cell table:style-name="Таблица8.E1" office:value-type="string">
            <text:p text:style-name="P103">Constrains</text:p>
          </table:table-cell>
        </table:table-row>
        <table:table-row>
          <table:table-cell table:style-name="Таблица8.A2" office:value-type="string">
            <text:p text:style-name="P103">PK</text:p>
          </table:table-cell>
          <table:table-cell table:style-name="Таблица8.A2" office:value-type="string">
            <text:p text:style-name="P103">Id</text:p>
          </table:table-cell>
          <table:table-cell table:style-name="Таблица8.A2" office:value-type="string">
            <text:p text:style-name="P103">uniqueidentifier</text:p>
          </table:table-cell>
          <table:table-cell table:style-name="Таблица8.A2" office:value-type="string">
            <text:p text:style-name="P103">True</text:p>
          </table:table-cell>
          <table:table-cell table:style-name="Таблица8.E2" office:value-type="string">
            <text:p text:style-name="P130">NEWID(), UNIQUE</text:p>
          </table:table-cell>
        </table:table-row>
        <table:table-row>
          <table:table-cell table:style-name="Таблица8.A2" office:value-type="string">
            <text:p text:style-name="P235"/>
          </table:table-cell>
          <table:table-cell table:style-name="Таблица8.A2" office:value-type="string">
            <text:p text:style-name="P157">Name</text:p>
          </table:table-cell>
          <table:table-cell table:style-name="Таблица8.A2" office:value-type="string">
            <text:p text:style-name="P103"><text:span text:style-name="T5">n</text:span>varchar(<text:span text:style-name="T11">50</text:span>)</text:p>
          </table:table-cell>
          <table:table-cell table:style-name="Таблица8.A2" office:value-type="string">
            <text:p text:style-name="P103">True</text:p>
          </table:table-cell>
          <table:table-cell table:style-name="Таблица8.E2" office:value-type="string">
            <text:p text:style-name="P160">UNIQUE</text:p>
          </table:table-cell>
        </table:table-row>
        <table:table-row>
          <table:table-cell table:style-name="Таблица8.A2" office:value-type="string">
            <text:p text:style-name="P235"/>
          </table:table-cell>
          <table:table-cell table:style-name="Таблица8.A2" office:value-type="string">
            <text:p text:style-name="P166">Discount</text:p>
          </table:table-cell>
          <table:table-cell table:style-name="Таблица8.A2" office:value-type="string">
            <text:p text:style-name="P166">int</text:p>
          </table:table-cell>
          <table:table-cell table:style-name="Таблица8.A2" office:value-type="string">
            <text:p text:style-name="P166">True</text:p>
          </table:table-cell>
          <table:table-cell table:style-name="Таблица8.E2" office:value-type="string">
            <text:p text:style-name="P160">-</text:p>
          </table:table-cell>
        </table:table-row>
        <table:table-row>
          <table:table-cell table:style-name="Таблица8.A2" office:value-type="string">
            <text:p text:style-name="P235"/>
          </table:table-cell>
          <table:table-cell table:style-name="Таблица8.A2" office:value-type="string">
            <text:p text:style-name="P166">NumberActivations</text:p>
          </table:table-cell>
          <table:table-cell table:style-name="Таблица8.A2" office:value-type="string">
            <text:p text:style-name="P166">int</text:p>
          </table:table-cell>
          <table:table-cell table:style-name="Таблица8.A2" office:value-type="string">
            <text:p text:style-name="P166">True</text:p>
          </table:table-cell>
          <table:table-cell table:style-name="Таблица8.E2" office:value-type="string">
            <text:p text:style-name="P160">-</text:p>
          </table:table-cell>
        </table:table-row>
        <table:table-row>
          <table:table-cell table:style-name="Таблица8.A2" office:value-type="string">
            <text:p text:style-name="P235"/>
          </table:table-cell>
          <table:table-cell table:style-name="Таблица8.A2" office:value-type="string">
            <text:p text:style-name="P166">ExpirationDate</text:p>
          </table:table-cell>
          <table:table-cell table:style-name="Таблица8.A2" office:value-type="string">
            <text:p text:style-name="P103">datetime2(7)</text:p>
          </table:table-cell>
          <table:table-cell table:style-name="Таблица8.A2" office:value-type="string">
            <text:p text:style-name="P166">True</text:p>
          </table:table-cell>
          <table:table-cell table:style-name="Таблица8.E2" office:value-type="string">
            <text:p text:style-name="P160">-</text:p>
          </table:table-cell>
        </table:table-row>
        <table:table-row>
          <table:table-cell table:style-name="Таблица8.A2" office:value-type="string">
            <text:p text:style-name="P171">FK</text:p>
          </table:table-cell>
          <table:table-cell table:style-name="Таблица8.A2" office:value-type="string">
            <text:p text:style-name="P171">TypeId</text:p>
          </table:table-cell>
          <table:table-cell table:style-name="Таблица8.A2" office:value-type="string">
            <text:p text:style-name="P171">uniqueidentifier</text:p>
          </table:table-cell>
          <table:table-cell table:style-name="Таблица8.A2" office:value-type="string">
            <text:p text:style-name="P171">True</text:p>
          </table:table-cell>
          <table:table-cell table:style-name="Таблица8.E2" office:value-type="string">
            <text:p text:style-name="P174">-</text:p>
          </table:table-cell>
        </table:table-row>
      </table:table>
      <text:p text:style-name="P213"/>
      <text:p text:style-name="P24">UserHistoryPromocode</text:p>
      <text:p text:style-name="P24"/>
      <text:p text:style-name="P48">Описание:</text:p>
      <text:list text:style-name="L15">
        <text:list-item>
          <text:p text:style-name="P298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8">Связи:</text:p>
      <text:list text:style-name="L16">
        <text:list-item>
          <text:p text:style-name="P273">User(<text:span text:style-name="T2">Многие к одному</text:span>)</text:p>
        </text:list-item>
        <text:list-item>
          <text:p text:style-name="P273">Promocode(<text:span text:style-name="T2">Многие к одному</text:span>)</text:p>
        </text:list-item>
      </text:list>
      <text:p text:style-name="P8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4">Key</text:p>
          </table:table-cell>
          <table:table-cell table:style-name="Таблица9.A1" office:value-type="string">
            <text:p text:style-name="P104">Name</text:p>
          </table:table-cell>
          <table:table-cell table:style-name="Таблица9.A1" office:value-type="string">
            <text:p text:style-name="P104">Type</text:p>
          </table:table-cell>
          <table:table-cell table:style-name="Таблица9.A1" office:value-type="string">
            <text:p text:style-name="P104"><text:span text:style-name="T5">Is</text:span>Required</text:p>
          </table:table-cell>
          <table:table-cell table:style-name="Таблица9.E1" office:value-type="string">
            <text:p text:style-name="P104">Constrains</text:p>
          </table:table-cell>
        </table:table-row>
        <table:table-row>
          <table:table-cell table:style-name="Таблица9.A2" office:value-type="string">
            <text:p text:style-name="P104">PK</text:p>
          </table:table-cell>
          <table:table-cell table:style-name="Таблица9.A2" office:value-type="string">
            <text:p text:style-name="P104">Id</text:p>
          </table:table-cell>
          <table:table-cell table:style-name="Таблица9.A2" office:value-type="string">
            <text:p text:style-name="P104">uniqueidentifier</text:p>
          </table:table-cell>
          <table:table-cell table:style-name="Таблица9.A2" office:value-type="string">
            <text:p text:style-name="P104">True</text:p>
          </table:table-cell>
          <table:table-cell table:style-name="Таблица9.E2" office:value-type="string">
            <text:p text:style-name="P131">NEWID(), UNIQUE</text:p>
          </table:table-cell>
        </table:table-row>
        <table:table-row>
          <table:table-cell table:style-name="Таблица9.A2" office:value-type="string">
            <text:p text:style-name="P236"/>
          </table:table-cell>
          <table:table-cell table:style-name="Таблица9.A2" office:value-type="string">
            <text:p text:style-name="P167">Date</text:p>
          </table:table-cell>
          <table:table-cell table:style-name="Таблица9.A2" office:value-type="string">
            <text:p text:style-name="P104">datetime2(7)</text:p>
          </table:table-cell>
          <table:table-cell table:style-name="Таблица9.A2" office:value-type="string">
            <text:p text:style-name="P167">True</text:p>
          </table:table-cell>
          <table:table-cell table:style-name="Таблица9.E2" office:value-type="string">
            <text:p text:style-name="P161">-</text:p>
          </table:table-cell>
        </table:table-row>
        <table:table-row>
          <table:table-cell table:style-name="Таблица9.A2" office:value-type="string">
            <text:p text:style-name="P236"/>
          </table:table-cell>
          <table:table-cell table:style-name="Таблица9.A2" office:value-type="string">
            <text:p text:style-name="P177">IsActivated</text:p>
          </table:table-cell>
          <table:table-cell table:style-name="Таблица9.A2" office:value-type="string">
            <text:p text:style-name="P177">bit</text:p>
          </table:table-cell>
          <table:table-cell table:style-name="Таблица9.A2" office:value-type="string">
            <text:p text:style-name="P177">True</text:p>
          </table:table-cell>
          <table:table-cell table:style-name="Таблица9.E2" office:value-type="string">
            <text:p text:style-name="P161">-</text:p>
          </table:table-cell>
        </table:table-row>
        <table:table-row>
          <table:table-cell table:style-name="Таблица9.A2" office:value-type="string">
            <text:p text:style-name="P177">FK</text:p>
          </table:table-cell>
          <table:table-cell table:style-name="Таблица9.A2" office:value-type="string">
            <text:p text:style-name="P177">UserId</text:p>
          </table:table-cell>
          <table:table-cell table:style-name="Таблица9.A2" office:value-type="string">
            <text:p text:style-name="P172">uniqueidentifier</text:p>
          </table:table-cell>
          <table:table-cell table:style-name="Таблица9.A2" office:value-type="string">
            <text:p text:style-name="P177">True</text:p>
          </table:table-cell>
          <table:table-cell table:style-name="Таблица9.E2" office:value-type="string">
            <text:p text:style-name="P161">-</text:p>
          </table:table-cell>
        </table:table-row>
        <table:table-row>
          <table:table-cell table:style-name="Таблица9.A2" office:value-type="string">
            <text:p text:style-name="P172">FK</text:p>
          </table:table-cell>
          <table:table-cell table:style-name="Таблица9.A2" office:value-type="string">
            <text:p text:style-name="P177">PromocodeId</text:p>
          </table:table-cell>
          <table:table-cell table:style-name="Таблица9.A2" office:value-type="string">
            <text:p text:style-name="P172">uniqueidentifier</text:p>
          </table:table-cell>
          <table:table-cell table:style-name="Таблица9.A2" office:value-type="string">
            <text:p text:style-name="P172">True</text:p>
          </table:table-cell>
          <table:table-cell table:style-name="Таблица9.E2" office:value-type="string">
            <text:p text:style-name="P175">-</text:p>
          </table:table-cell>
        </table:table-row>
      </table:table>
      <text:p text:style-name="P25">UserRestriction</text:p>
      <text:p text:style-name="P25"/>
      <text:p text:style-name="P49">Описание:</text:p>
      <text:list text:style-name="L17">
        <text:list-item>
          <text:p text:style-name="P299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9">Связи:</text:p>
      <text:list text:style-name="L18">
        <text:list-item>
          <text:p text:style-name="P274">User(<text:span text:style-name="T2">Многие к одному</text:span>)</text:p>
        </text:list-item>
        <text:list-item>
          <text:p text:style-name="P274">User:Owner(<text:span text:style-name="T2">Многие к одному</text:span>)</text:p>
        </text:list-item>
        <text:list-item>
          <text:p text:style-name="P274">RestrictionType:Type(<text:span text:style-name="T2">Один к одному</text:span>)</text:p>
        </text:list-item>
      </text:list>
      <text:p text:style-name="P8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5">Key</text:p>
          </table:table-cell>
          <table:table-cell table:style-name="Таблица10.A1" office:value-type="string">
            <text:p text:style-name="P105">Name</text:p>
          </table:table-cell>
          <table:table-cell table:style-name="Таблица10.A1" office:value-type="string">
            <text:p text:style-name="P105">Type</text:p>
          </table:table-cell>
          <table:table-cell table:style-name="Таблица10.A1" office:value-type="string">
            <text:p text:style-name="P105"><text:span text:style-name="T5">Is</text:span>Required</text:p>
          </table:table-cell>
          <table:table-cell table:style-name="Таблица10.E1" office:value-type="string">
            <text:p text:style-name="P105">Constrains</text:p>
          </table:table-cell>
        </table:table-row>
        <table:table-row>
          <table:table-cell table:style-name="Таблица10.A2" office:value-type="string">
            <text:p text:style-name="P105">PK</text:p>
          </table:table-cell>
          <table:table-cell table:style-name="Таблица10.A2" office:value-type="string">
            <text:p text:style-name="P105">Id</text:p>
          </table:table-cell>
          <table:table-cell table:style-name="Таблица10.A2" office:value-type="string">
            <text:p text:style-name="P105">uniqueidentifier</text:p>
          </table:table-cell>
          <table:table-cell table:style-name="Таблица10.A2" office:value-type="string">
            <text:p text:style-name="P105">True</text:p>
          </table:table-cell>
          <table:table-cell table:style-name="Таблица10.E2" office:value-type="string">
            <text:p text:style-name="P132">NEWID(), UNIQUE</text:p>
          </table:table-cell>
        </table:table-row>
        <table:table-row>
          <table:table-cell table:style-name="Таблица10.A2" office:value-type="string">
            <text:p text:style-name="P237"/>
          </table:table-cell>
          <table:table-cell table:style-name="Таблица10.A2" office:value-type="string">
            <text:p text:style-name="P168"><text:span text:style-name="T12">Creation</text:span>Date</text:p>
          </table:table-cell>
          <table:table-cell table:style-name="Таблица10.A2" office:value-type="string">
            <text:p text:style-name="P105">datetime2(7)</text:p>
          </table:table-cell>
          <table:table-cell table:style-name="Таблица10.A2" office:value-type="string">
            <text:p text:style-name="P168">True</text:p>
          </table:table-cell>
          <table:table-cell table:style-name="Таблица10.E2" office:value-type="string">
            <text:p text:style-name="P162">-</text:p>
          </table:table-cell>
        </table:table-row>
        <table:table-row>
          <table:table-cell table:style-name="Таблица10.A2" office:value-type="string">
            <text:p text:style-name="P237"/>
          </table:table-cell>
          <table:table-cell table:style-name="Таблица10.A2" office:value-type="string">
            <text:p text:style-name="P168">ExpirationDate</text:p>
          </table:table-cell>
          <table:table-cell table:style-name="Таблица10.A2" office:value-type="string">
            <text:p text:style-name="P105">datetime2(7)</text:p>
          </table:table-cell>
          <table:table-cell table:style-name="Таблица10.A2" office:value-type="string">
            <text:p text:style-name="P168">True</text:p>
          </table:table-cell>
          <table:table-cell table:style-name="Таблица10.E2" office:value-type="string">
            <text:p text:style-name="P162">-</text:p>
          </table:table-cell>
        </table:table-row>
        <table:table-row>
          <table:table-cell table:style-name="Таблица10.A2" office:value-type="string">
            <text:p text:style-name="P237"/>
          </table:table-cell>
          <table:table-cell table:style-name="Таблица10.A2" office:value-type="string">
            <text:p text:style-name="P179">Description</text:p>
          </table:table-cell>
          <table:table-cell table:style-name="Таблица10.A2" office:value-type="string">
            <text:p text:style-name="P179">nvarchar(120)</text:p>
          </table:table-cell>
          <table:table-cell table:style-name="Таблица10.A2" office:value-type="string">
            <text:p text:style-name="P180">False</text:p>
          </table:table-cell>
          <table:table-cell table:style-name="Таблица10.E2" office:value-type="string">
            <text:p text:style-name="P162">-</text:p>
          </table:table-cell>
        </table:table-row>
        <table:table-row>
          <table:table-cell table:style-name="Таблица10.A2" office:value-type="string">
            <text:p text:style-name="P178">FK</text:p>
          </table:table-cell>
          <table:table-cell table:style-name="Таблица10.A2" office:value-type="string">
            <text:p text:style-name="P178">UserId</text:p>
          </table:table-cell>
          <table:table-cell table:style-name="Таблица10.A2" office:value-type="string">
            <text:p text:style-name="P173">uniqueidentifier</text:p>
          </table:table-cell>
          <table:table-cell table:style-name="Таблица10.A2" office:value-type="string">
            <text:p text:style-name="P178">True</text:p>
          </table:table-cell>
          <table:table-cell table:style-name="Таблица10.E2" office:value-type="string">
            <text:p text:style-name="P162">-</text:p>
          </table:table-cell>
        </table:table-row>
        <table:table-row>
          <table:table-cell table:style-name="Таблица10.A2" office:value-type="string">
            <text:p text:style-name="P173">FK</text:p>
          </table:table-cell>
          <table:table-cell table:style-name="Таблица10.A2" office:value-type="string">
            <text:p text:style-name="P178"><text:span text:style-name="T13">Owner</text:span>Id</text:p>
          </table:table-cell>
          <table:table-cell table:style-name="Таблица10.A2" office:value-type="string">
            <text:p text:style-name="P173">uniqueidentifier</text:p>
          </table:table-cell>
          <table:table-cell table:style-name="Таблица10.A2" office:value-type="string">
            <text:p text:style-name="P208">False</text:p>
          </table:table-cell>
          <table:table-cell table:style-name="Таблица10.E2" office:value-type="string">
            <text:p text:style-name="P176">-</text:p>
          </table:table-cell>
        </table:table-row>
        <text:soft-page-break/>
        <table:table-row>
          <table:table-cell table:style-name="Таблица10.A2" office:value-type="string">
            <text:p text:style-name="P173">FK</text:p>
          </table:table-cell>
          <table:table-cell table:style-name="Таблица10.A2" office:value-type="string">
            <text:p text:style-name="P178"><text:span text:style-name="T13">Type</text:span>Id</text:p>
          </table:table-cell>
          <table:table-cell table:style-name="Таблица10.A2" office:value-type="string">
            <text:p text:style-name="P173">uniqueidentifier</text:p>
          </table:table-cell>
          <table:table-cell table:style-name="Таблица10.A2" office:value-type="string">
            <text:p text:style-name="P173">True</text:p>
          </table:table-cell>
          <table:table-cell table:style-name="Таблица10.E2" office:value-type="string">
            <text:p text:style-name="P176">-</text:p>
          </table:table-cell>
        </table:table-row>
      </table:table>
      <text:p text:style-name="P214"/>
      <text:p text:style-name="P26">RestrictionType</text:p>
      <text:p text:style-name="P26"/>
      <text:p text:style-name="P50">Описание:</text:p>
      <text:list text:style-name="L19">
        <text:list-item>
          <text:p text:style-name="P300">Таблица представляет из себя тип эффекта</text:p>
        </text:list-item>
      </text:list>
      <text:p text:style-name="P5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6">Key</text:p>
          </table:table-cell>
          <table:table-cell table:style-name="Таблица11.A1" office:value-type="string">
            <text:p text:style-name="P106">Name</text:p>
          </table:table-cell>
          <table:table-cell table:style-name="Таблица11.A1" office:value-type="string">
            <text:p text:style-name="P106">Type</text:p>
          </table:table-cell>
          <table:table-cell table:style-name="Таблица11.A1" office:value-type="string">
            <text:p text:style-name="P106"><text:span text:style-name="T5">Is</text:span>Required</text:p>
          </table:table-cell>
          <table:table-cell table:style-name="Таблица11.E1" office:value-type="string">
            <text:p text:style-name="P106">Constrains</text:p>
          </table:table-cell>
        </table:table-row>
        <table:table-row>
          <table:table-cell table:style-name="Таблица11.A2" office:value-type="string">
            <text:p text:style-name="P106">PK</text:p>
          </table:table-cell>
          <table:table-cell table:style-name="Таблица11.A2" office:value-type="string">
            <text:p text:style-name="P106">Id</text:p>
          </table:table-cell>
          <table:table-cell table:style-name="Таблица11.A2" office:value-type="string">
            <text:p text:style-name="P106">uniqueidentifier</text:p>
          </table:table-cell>
          <table:table-cell table:style-name="Таблица11.A2" office:value-type="string">
            <text:p text:style-name="P106">True</text:p>
          </table:table-cell>
          <table:table-cell table:style-name="Таблица11.E2" office:value-type="string">
            <text:p text:style-name="P133">NEWID(), UNIQUE</text:p>
          </table:table-cell>
        </table:table-row>
        <table:table-row>
          <table:table-cell table:style-name="Таблица11.A2" office:value-type="string">
            <text:p text:style-name="P238"/>
          </table:table-cell>
          <table:table-cell table:style-name="Таблица11.A2" office:value-type="string">
            <text:p text:style-name="P158">Name</text:p>
          </table:table-cell>
          <table:table-cell table:style-name="Таблица11.A2" office:value-type="string">
            <text:p text:style-name="P106"><text:span text:style-name="T5">n</text:span>varchar(<text:span text:style-name="T11">50</text:span>)</text:p>
          </table:table-cell>
          <table:table-cell table:style-name="Таблица11.A2" office:value-type="string">
            <text:p text:style-name="P106">True</text:p>
          </table:table-cell>
          <table:table-cell table:style-name="Таблица11.E2" office:value-type="string">
            <text:p text:style-name="P163">UNIQUE</text:p>
          </table:table-cell>
        </table:table-row>
      </table:table>
      <text:p text:style-name="P215"/>
      <text:p text:style-name="P4">ReviewImage</text:p>
      <text:p text:style-name="P4"/>
      <text:p text:style-name="P51">Описание:</text:p>
      <text:list xml:id="list2487427756" text:style-name="L20">
        <text:list-item>
          <text:p text:style-name="P301">Таблица представляет из себя коллекцию <text:span text:style-name="T17">картинок для отзывов</text:span></text:p>
        </text:list-item>
      </text:list>
      <text:p text:style-name="P58">Связи:</text:p>
      <text:list text:style-name="L21">
        <text:list-item>
          <text:p text:style-name="P275">UserReview:Review(<text:span text:style-name="T2">Многие к одному</text:span>)</text:p>
        </text:list-item>
      </text:list>
      <text:p text:style-name="P82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7">Key</text:p>
          </table:table-cell>
          <table:table-cell table:style-name="Таблица12.A1" office:value-type="string">
            <text:p text:style-name="P107">Name</text:p>
          </table:table-cell>
          <table:table-cell table:style-name="Таблица12.A1" office:value-type="string">
            <text:p text:style-name="P107">Type</text:p>
          </table:table-cell>
          <table:table-cell table:style-name="Таблица12.A1" office:value-type="string">
            <text:p text:style-name="P107"><text:span text:style-name="T5">Is</text:span>Required</text:p>
          </table:table-cell>
          <table:table-cell table:style-name="Таблица12.E1" office:value-type="string">
            <text:p text:style-name="P107">Constrains</text:p>
          </table:table-cell>
        </table:table-row>
        <table:table-row>
          <table:table-cell table:style-name="Таблица12.A2" office:value-type="string">
            <text:p text:style-name="P107">PK</text:p>
          </table:table-cell>
          <table:table-cell table:style-name="Таблица12.A2" office:value-type="string">
            <text:p text:style-name="P107">Id</text:p>
          </table:table-cell>
          <table:table-cell table:style-name="Таблица12.A2" office:value-type="string">
            <text:p text:style-name="P107">uniqueidentifier</text:p>
          </table:table-cell>
          <table:table-cell table:style-name="Таблица12.A2" office:value-type="string">
            <text:p text:style-name="P107">True</text:p>
          </table:table-cell>
          <table:table-cell table:style-name="Таблица12.E2" office:value-type="string">
            <text:p text:style-name="P134">NEWID(), UNIQUE</text:p>
          </table:table-cell>
        </table:table-row>
        <table:table-row>
          <table:table-cell table:style-name="Таблица12.A2" office:value-type="string">
            <text:p text:style-name="P239"/>
          </table:table-cell>
          <table:table-cell table:style-name="Таблица12.A2" office:value-type="string">
            <text:p text:style-name="P107"><text:span text:style-name="T36">Image</text:span>Uri</text:p>
          </table:table-cell>
          <table:table-cell table:style-name="Таблица12.A2" office:value-type="string">
            <text:p text:style-name="P107"><text:span text:style-name="T5">n</text:span>varchar(MAX)</text:p>
          </table:table-cell>
          <table:table-cell table:style-name="Таблица12.A2" office:value-type="string">
            <text:p text:style-name="P107">True</text:p>
          </table:table-cell>
          <table:table-cell table:style-name="Таблица12.E2" office:value-type="string">
            <text:p text:style-name="P255">-</text:p>
          </table:table-cell>
        </table:table-row>
        <table:table-row>
          <table:table-cell table:style-name="Таблица12.A2" office:value-type="string">
            <text:p text:style-name="P107">FK</text:p>
          </table:table-cell>
          <table:table-cell table:style-name="Таблица12.A2" office:value-type="string">
            <text:p text:style-name="P107"><text:span text:style-name="T18">Review</text:span>Id</text:p>
          </table:table-cell>
          <table:table-cell table:style-name="Таблица12.A2" office:value-type="string">
            <text:p text:style-name="P107">uniqueidentifier</text:p>
          </table:table-cell>
          <table:table-cell table:style-name="Таблица12.A2" office:value-type="string">
            <text:p text:style-name="P107">True</text:p>
          </table:table-cell>
          <table:table-cell table:style-name="Таблица12.E2" office:value-type="string">
            <text:p text:style-name="P134">-</text:p>
          </table:table-cell>
        </table:table-row>
      </table:table>
      <text:p text:style-name="P216"/>
      <text:p text:style-name="P27">UserReview</text:p>
      <text:p text:style-name="P27"/>
      <text:p text:style-name="P59">Описание:</text:p>
      <text:list xml:id="list2105204182" text:style-name="L22">
        <text:list-item>
          <text:p text:style-name="P308">Таблица представляет из себя коллекцию отзывов пользователя</text:p>
        </text:list-item>
      </text:list>
      <text:p text:style-name="P63">Связи:</text:p>
      <text:list text:style-name="L23">
        <text:list-item>
          <text:p text:style-name="P276">User(<text:span text:style-name="T2">Многие к одному</text:span>)</text:p>
        </text:list-item>
      </text:list>
      <text:p text:style-name="P89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8">Key</text:p>
          </table:table-cell>
          <table:table-cell table:style-name="Таблица13.A1" office:value-type="string">
            <text:p text:style-name="P108">Name</text:p>
          </table:table-cell>
          <table:table-cell table:style-name="Таблица13.A1" office:value-type="string">
            <text:p text:style-name="P108">Type</text:p>
          </table:table-cell>
          <table:table-cell table:style-name="Таблица13.A1" office:value-type="string">
            <text:p text:style-name="P108"><text:span text:style-name="T5">Is</text:span>Required</text:p>
          </table:table-cell>
          <table:table-cell table:style-name="Таблица13.E1" office:value-type="string">
            <text:p text:style-name="P108">Constrains</text:p>
          </table:table-cell>
        </table:table-row>
        <table:table-row>
          <table:table-cell table:style-name="Таблица13.A2" office:value-type="string">
            <text:p text:style-name="P108">PK</text:p>
          </table:table-cell>
          <table:table-cell table:style-name="Таблица13.A2" office:value-type="string">
            <text:p text:style-name="P108">Id</text:p>
          </table:table-cell>
          <table:table-cell table:style-name="Таблица13.A2" office:value-type="string">
            <text:p text:style-name="P108">uniqueidentifier</text:p>
          </table:table-cell>
          <table:table-cell table:style-name="Таблица13.A2" office:value-type="string">
            <text:p text:style-name="P108">True</text:p>
          </table:table-cell>
          <table:table-cell table:style-name="Таблица13.E2" office:value-type="string">
            <text:p text:style-name="P135">NEWID(), UNIQUE</text:p>
          </table:table-cell>
        </table:table-row>
        <table:table-row>
          <table:table-cell table:style-name="Таблица13.A2" office:value-type="string">
            <text:p text:style-name="P240"/>
          </table:table-cell>
          <table:table-cell table:style-name="Таблица13.A2" office:value-type="string">
            <text:p text:style-name="P181">Title</text:p>
          </table:table-cell>
          <table:table-cell table:style-name="Таблица13.A2" office:value-type="string">
            <text:p text:style-name="P108"><text:span text:style-name="T5">n</text:span>varchar(<text:span text:style-name="T19">50</text:span>)</text:p>
          </table:table-cell>
          <table:table-cell table:style-name="Таблица13.A2" office:value-type="string">
            <text:p text:style-name="P108">True</text:p>
          </table:table-cell>
          <table:table-cell table:style-name="Таблица13.E2" office:value-type="string">
            <text:p text:style-name="P256">-</text:p>
          </table:table-cell>
        </table:table-row>
        <table:table-row>
          <table:table-cell table:style-name="Таблица13.A2" office:value-type="string">
            <text:p text:style-name="P240"/>
          </table:table-cell>
          <table:table-cell table:style-name="Таблица13.A2" office:value-type="string">
            <text:p text:style-name="P181">Content</text:p>
          </table:table-cell>
          <table:table-cell table:style-name="Таблица13.A2" office:value-type="string">
            <text:p text:style-name="P108"><text:span text:style-name="T5">n</text:span>varchar(<text:span text:style-name="T19">120</text:span>)</text:p>
          </table:table-cell>
          <table:table-cell table:style-name="Таблица13.A2" office:value-type="string">
            <text:p text:style-name="P108">True</text:p>
          </table:table-cell>
          <table:table-cell table:style-name="Таблица13.E2" office:value-type="string">
            <text:p text:style-name="P256">-</text:p>
          </table:table-cell>
        </table:table-row>
        <table:table-row>
          <table:table-cell table:style-name="Таблица13.A2" office:value-type="string">
            <text:p text:style-name="P240"/>
          </table:table-cell>
          <table:table-cell table:style-name="Таблица13.A2" office:value-type="string">
            <text:p text:style-name="P181">IsApproved</text:p>
          </table:table-cell>
          <table:table-cell table:style-name="Таблица13.A2" office:value-type="string">
            <text:p text:style-name="P181">bit</text:p>
          </table:table-cell>
          <table:table-cell table:style-name="Таблица13.A2" office:value-type="string">
            <text:p text:style-name="P181">True</text:p>
          </table:table-cell>
          <table:table-cell table:style-name="Таблица13.E2" office:value-type="string">
            <text:p text:style-name="P256">-</text:p>
          </table:table-cell>
        </table:table-row>
        <table:table-row>
          <table:table-cell table:style-name="Таблица13.A2" office:value-type="string">
            <text:p text:style-name="P108">FK</text:p>
          </table:table-cell>
          <table:table-cell table:style-name="Таблица13.A2" office:value-type="string">
            <text:p text:style-name="P108"><text:span text:style-name="T18">Review</text:span>Id</text:p>
          </table:table-cell>
          <table:table-cell table:style-name="Таблица13.A2" office:value-type="string">
            <text:p text:style-name="P108">uniqueidentifier</text:p>
          </table:table-cell>
          <table:table-cell table:style-name="Таблица13.A2" office:value-type="string">
            <text:p text:style-name="P108">True</text:p>
          </table:table-cell>
          <table:table-cell table:style-name="Таблица13.E2" office:value-type="string">
            <text:p text:style-name="P135">-</text:p>
          </table:table-cell>
        </table:table-row>
      </table:table>
      <text:p text:style-name="P217"/>
      <text:p text:style-name="P31">User</text:p>
      <text:p text:style-name="P31"/>
      <text:p text:style-name="P67">Описание:</text:p>
      <text:list text:style-name="L24">
        <text:list-item>
          <text:p text:style-name="P312">Таблица представляет из себя пользователя</text:p>
        </text:list-item>
      </text:list>
      <text:p text:style-name="P6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P109">Key</text:p>
          </table:table-cell>
          <table:table-cell table:style-name="Таблица14.A1" office:value-type="string">
            <text:p text:style-name="P109">Name</text:p>
          </table:table-cell>
          <table:table-cell table:style-name="Таблица14.A1" office:value-type="string">
            <text:p text:style-name="P109">Type</text:p>
          </table:table-cell>
          <table:table-cell table:style-name="Таблица14.A1" office:value-type="string">
            <text:p text:style-name="P109"><text:span text:style-name="T5">Is</text:span>Required</text:p>
          </table:table-cell>
          <table:table-cell table:style-name="Таблица14.E1" office:value-type="string">
            <text:p text:style-name="P109">Constrains</text:p>
          </table:table-cell>
        </table:table-row>
        <text:soft-page-break/>
        <table:table-row>
          <table:table-cell table:style-name="Таблица14.A2" office:value-type="string">
            <text:p text:style-name="P109">PK</text:p>
          </table:table-cell>
          <table:table-cell table:style-name="Таблица14.A2" office:value-type="string">
            <text:p text:style-name="P109">Id</text:p>
          </table:table-cell>
          <table:table-cell table:style-name="Таблица14.A2" office:value-type="string">
            <text:p text:style-name="P109">uniqueidentifier</text:p>
          </table:table-cell>
          <table:table-cell table:style-name="Таблица14.A2" office:value-type="string">
            <text:p text:style-name="P109">True</text:p>
          </table:table-cell>
          <table:table-cell table:style-name="Таблица14.E2" office:value-type="string">
            <text:p text:style-name="P136">NEWID(), UNIQUE</text:p>
          </table:table-cell>
        </table:table-row>
        <table:table-row>
          <table:table-cell table:style-name="Таблица14.A2" office:value-type="string">
            <text:p text:style-name="P241"/>
          </table:table-cell>
          <table:table-cell table:style-name="Таблица14.A2" office:value-type="string">
            <text:p text:style-name="P185">Login</text:p>
          </table:table-cell>
          <table:table-cell table:style-name="Таблица14.A2" office:value-type="string">
            <text:p text:style-name="P109"><text:span text:style-name="T5">n</text:span>varchar(<text:span text:style-name="T19">50</text:span>)</text:p>
          </table:table-cell>
          <table:table-cell table:style-name="Таблица14.A2" office:value-type="string">
            <text:p text:style-name="P109">True</text:p>
          </table:table-cell>
          <table:table-cell table:style-name="Таблица14.E2" office:value-type="string">
            <text:p text:style-name="P257">-</text:p>
          </table:table-cell>
        </table:table-row>
        <table:table-row>
          <table:table-cell table:style-name="Таблица14.A2" office:value-type="string">
            <text:p text:style-name="P241"/>
          </table:table-cell>
          <table:table-cell table:style-name="Таблица14.A2" office:value-type="string">
            <text:p text:style-name="P185">Email</text:p>
          </table:table-cell>
          <table:table-cell table:style-name="Таблица14.A2" office:value-type="string">
            <text:p text:style-name="P109"><text:span text:style-name="T5">n</text:span>varchar(<text:span text:style-name="T19">50</text:span>)</text:p>
          </table:table-cell>
          <table:table-cell table:style-name="Таблица14.A2" office:value-type="string">
            <text:p text:style-name="P109">True</text:p>
          </table:table-cell>
          <table:table-cell table:style-name="Таблица14.E2" office:value-type="string">
            <text:p text:style-name="P257">-</text:p>
          </table:table-cell>
        </table:table-row>
        <table:table-row>
          <table:table-cell table:style-name="Таблица14.A2" office:value-type="string">
            <text:p text:style-name="P241"/>
          </table:table-cell>
          <table:table-cell table:style-name="Таблица14.A2" office:value-type="string">
            <text:p text:style-name="P185">PasswordSalt</text:p>
          </table:table-cell>
          <table:table-cell table:style-name="Таблица14.A2" office:value-type="string">
            <text:p text:style-name="P109"><text:span text:style-name="T5">n</text:span>varchar(<text:span text:style-name="T20">64</text:span>)</text:p>
          </table:table-cell>
          <table:table-cell table:style-name="Таблица14.A2" office:value-type="string">
            <text:p text:style-name="P182">True</text:p>
          </table:table-cell>
          <table:table-cell table:style-name="Таблица14.E2" office:value-type="string">
            <text:p text:style-name="P257">-</text:p>
          </table:table-cell>
        </table:table-row>
        <table:table-row>
          <table:table-cell table:style-name="Таблица14.A2" office:value-type="string">
            <text:p text:style-name="P109"/>
          </table:table-cell>
          <table:table-cell table:style-name="Таблица14.A2" office:value-type="string">
            <text:p text:style-name="P185">PasswordHash</text:p>
          </table:table-cell>
          <table:table-cell table:style-name="Таблица14.A2" office:value-type="string">
            <text:p text:style-name="P109"><text:span text:style-name="T5">n</text:span>varchar(<text:span text:style-name="T20">64</text:span>)</text:p>
          </table:table-cell>
          <table:table-cell table:style-name="Таблица14.A2" office:value-type="string">
            <text:p text:style-name="P109">True</text:p>
          </table:table-cell>
          <table:table-cell table:style-name="Таблица14.E2" office:value-type="string">
            <text:p text:style-name="P136">-</text:p>
          </table:table-cell>
        </table:table-row>
      </table:table>
      <text:p text:style-name="P218"/>
      <text:p text:style-name="P28">User<text:span text:style-name="T39">HistoryPayment</text:span></text:p>
      <text:p text:style-name="P28"/>
      <text:p text:style-name="P60">Описание:</text:p>
      <text:list xml:id="list91825231054878" text:continue-list="list2105204182" text:style-name="L22">
        <text:list-item>
          <text:p text:style-name="P309">Таблица представляет из себя коллекцию <text:span text:style-name="T39">истории пополнения</text:span></text:p>
        </text:list-item>
      </text:list>
      <text:p text:style-name="P64">Связи:</text:p>
      <text:list text:style-name="L25">
        <text:list-item>
          <text:p text:style-name="P277">User(<text:span text:style-name="T2">Многие к одному</text:span>)</text:p>
        </text:list-item>
      </text:list>
      <text:p text:style-name="P90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20">Key</text:p>
          </table:table-cell>
          <table:table-cell table:style-name="Таблица30.A1" office:value-type="string">
            <text:p text:style-name="P120">Name</text:p>
          </table:table-cell>
          <table:table-cell table:style-name="Таблица30.A1" office:value-type="string">
            <text:p text:style-name="P120">Type</text:p>
          </table:table-cell>
          <table:table-cell table:style-name="Таблица30.A1" office:value-type="string">
            <text:p text:style-name="P120"><text:span text:style-name="T5">Is</text:span>Required</text:p>
          </table:table-cell>
          <table:table-cell table:style-name="Таблица30.E1" office:value-type="string">
            <text:p text:style-name="P120">Constrains</text:p>
          </table:table-cell>
        </table:table-row>
        <table:table-row>
          <table:table-cell table:style-name="Таблица30.A2" office:value-type="string">
            <text:p text:style-name="P120">PK</text:p>
          </table:table-cell>
          <table:table-cell table:style-name="Таблица30.A2" office:value-type="string">
            <text:p text:style-name="P120">Id</text:p>
          </table:table-cell>
          <table:table-cell table:style-name="Таблица30.A2" office:value-type="string">
            <text:p text:style-name="P120">uniqueidentifier</text:p>
          </table:table-cell>
          <table:table-cell table:style-name="Таблица30.A2" office:value-type="string">
            <text:p text:style-name="P120">True</text:p>
          </table:table-cell>
          <table:table-cell table:style-name="Таблица30.E2" office:value-type="string">
            <text:p text:style-name="P146">NEWID(), UNIQUE</text:p>
          </table:table-cell>
        </table:table-row>
        <table:table-row>
          <table:table-cell table:style-name="Таблица30.A2" office:value-type="string">
            <text:p text:style-name="P114"/>
          </table:table-cell>
          <table:table-cell table:style-name="Таблица30.A2" office:value-type="string">
            <text:p text:style-name="P203">Date</text:p>
          </table:table-cell>
          <table:table-cell table:style-name="Таблица30.A2" office:value-type="string">
            <text:p text:style-name="P115">datetime2(7)</text:p>
          </table:table-cell>
          <table:table-cell table:style-name="Таблица30.A2" office:value-type="string">
            <text:p text:style-name="P203">True</text:p>
          </table:table-cell>
          <table:table-cell table:style-name="Таблица30.E2" office:value-type="string">
            <text:p text:style-name="P141">-</text:p>
          </table:table-cell>
        </table:table-row>
        <table:table-row>
          <table:table-cell table:style-name="Таблица30.A2" office:value-type="string">
            <text:p text:style-name="P244"/>
          </table:table-cell>
          <table:table-cell table:style-name="Таблица30.A2" office:value-type="string">
            <text:p text:style-name="P203">Amount</text:p>
          </table:table-cell>
          <table:table-cell table:style-name="Таблица30.A2" office:value-type="string">
            <text:p text:style-name="P112">decimal(18, 5)</text:p>
          </table:table-cell>
          <table:table-cell table:style-name="Таблица30.A2" office:value-type="string">
            <text:p text:style-name="P112">True</text:p>
          </table:table-cell>
          <table:table-cell table:style-name="Таблица30.E2" office:value-type="string">
            <text:p text:style-name="P260">-</text:p>
          </table:table-cell>
        </table:table-row>
        <table:table-row>
          <table:table-cell table:style-name="Таблица30.A2" office:value-type="string">
            <text:p text:style-name="P120">FK</text:p>
          </table:table-cell>
          <table:table-cell table:style-name="Таблица30.A2" office:value-type="string">
            <text:p text:style-name="P120"><text:span text:style-name="T39">User</text:span>Id</text:p>
          </table:table-cell>
          <table:table-cell table:style-name="Таблица30.A2" office:value-type="string">
            <text:p text:style-name="P120">uniqueidentifier</text:p>
          </table:table-cell>
          <table:table-cell table:style-name="Таблица30.A2" office:value-type="string">
            <text:p text:style-name="P120">True</text:p>
          </table:table-cell>
          <table:table-cell table:style-name="Таблица30.E2" office:value-type="string">
            <text:p text:style-name="P146">-</text:p>
          </table:table-cell>
        </table:table-row>
      </table:table>
      <text:p text:style-name="P225"/>
      <text:p text:style-name="P32">NewsImage</text:p>
      <text:p text:style-name="P32"/>
      <text:p text:style-name="P68">Описание:</text:p>
      <text:list text:style-name="L26">
        <text:list-item>
          <text:p text:style-name="P313">Таблица представляет из себя коллекцию картинок для новостей</text:p>
        </text:list-item>
      </text:list>
      <text:p text:style-name="P68">Связи:</text:p>
      <text:list text:style-name="L27">
        <text:list-item>
          <text:p text:style-name="P282">News(<text:span text:style-name="T2">Многие к одному</text:span>)</text:p>
        </text:list-item>
      </text:list>
      <text:p text:style-name="P93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10">Key</text:p>
          </table:table-cell>
          <table:table-cell table:style-name="Таблица15.A1" office:value-type="string">
            <text:p text:style-name="P110">Name</text:p>
          </table:table-cell>
          <table:table-cell table:style-name="Таблица15.A1" office:value-type="string">
            <text:p text:style-name="P110">Type</text:p>
          </table:table-cell>
          <table:table-cell table:style-name="Таблица15.A1" office:value-type="string">
            <text:p text:style-name="P110"><text:span text:style-name="T5">Is</text:span>Required</text:p>
          </table:table-cell>
          <table:table-cell table:style-name="Таблица15.E1" office:value-type="string">
            <text:p text:style-name="P110">Constrains</text:p>
          </table:table-cell>
        </table:table-row>
        <table:table-row>
          <table:table-cell table:style-name="Таблица15.A2" office:value-type="string">
            <text:p text:style-name="P110">PK</text:p>
          </table:table-cell>
          <table:table-cell table:style-name="Таблица15.A2" office:value-type="string">
            <text:p text:style-name="P110">Id</text:p>
          </table:table-cell>
          <table:table-cell table:style-name="Таблица15.A2" office:value-type="string">
            <text:p text:style-name="P110">uniqueidentifier</text:p>
          </table:table-cell>
          <table:table-cell table:style-name="Таблица15.A2" office:value-type="string">
            <text:p text:style-name="P110">True</text:p>
          </table:table-cell>
          <table:table-cell table:style-name="Таблица15.E2" office:value-type="string">
            <text:p text:style-name="P137">NEWID(), UNIQUE</text:p>
          </table:table-cell>
        </table:table-row>
        <table:table-row>
          <table:table-cell table:style-name="Таблица15.A2" office:value-type="string">
            <text:p text:style-name="P242"/>
          </table:table-cell>
          <table:table-cell table:style-name="Таблица15.A2" office:value-type="string">
            <text:p text:style-name="P110"><text:span text:style-name="T35">Image</text:span>Uri</text:p>
          </table:table-cell>
          <table:table-cell table:style-name="Таблица15.A2" office:value-type="string">
            <text:p text:style-name="P110"><text:span text:style-name="T5">n</text:span>varchar(MAX)</text:p>
          </table:table-cell>
          <table:table-cell table:style-name="Таблица15.A2" office:value-type="string">
            <text:p text:style-name="P110">True</text:p>
          </table:table-cell>
          <table:table-cell table:style-name="Таблица15.E2" office:value-type="string">
            <text:p text:style-name="P258">-</text:p>
          </table:table-cell>
        </table:table-row>
        <table:table-row>
          <table:table-cell table:style-name="Таблица15.A2" office:value-type="string">
            <text:p text:style-name="P110">FK</text:p>
          </table:table-cell>
          <table:table-cell table:style-name="Таблица15.A2" office:value-type="string">
            <text:p text:style-name="P110"><text:span text:style-name="T21">News</text:span>Id</text:p>
          </table:table-cell>
          <table:table-cell table:style-name="Таблица15.A2" office:value-type="string">
            <text:p text:style-name="P110">uniqueidentifier</text:p>
          </table:table-cell>
          <table:table-cell table:style-name="Таблица15.A2" office:value-type="string">
            <text:p text:style-name="P110">True</text:p>
          </table:table-cell>
          <table:table-cell table:style-name="Таблица15.E2" office:value-type="string">
            <text:p text:style-name="P137">-</text:p>
          </table:table-cell>
        </table:table-row>
      </table:table>
      <text:p text:style-name="P263"/>
      <text:p text:style-name="P11">News</text:p>
      <text:p text:style-name="P11"/>
      <text:p text:style-name="P69">Описание:</text:p>
      <text:list text:style-name="L28">
        <text:list-item>
          <text:p text:style-name="P314">Таблица представляет из себя новость</text:p>
        </text:list-item>
      </text:list>
      <text:p text:style-name="P69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11">Key</text:p>
          </table:table-cell>
          <table:table-cell table:style-name="Таблица16.A1" office:value-type="string">
            <text:p text:style-name="P111">Name</text:p>
          </table:table-cell>
          <table:table-cell table:style-name="Таблица16.A1" office:value-type="string">
            <text:p text:style-name="P111">Type</text:p>
          </table:table-cell>
          <table:table-cell table:style-name="Таблица16.A1" office:value-type="string">
            <text:p text:style-name="P111"><text:span text:style-name="T5">Is</text:span>Required</text:p>
          </table:table-cell>
          <table:table-cell table:style-name="Таблица16.E1" office:value-type="string">
            <text:p text:style-name="P111">Constrains</text:p>
          </table:table-cell>
        </table:table-row>
        <table:table-row>
          <table:table-cell table:style-name="Таблица16.A2" office:value-type="string">
            <text:p text:style-name="P111">PK</text:p>
          </table:table-cell>
          <table:table-cell table:style-name="Таблица16.A2" office:value-type="string">
            <text:p text:style-name="P111">Id</text:p>
          </table:table-cell>
          <table:table-cell table:style-name="Таблица16.A2" office:value-type="string">
            <text:p text:style-name="P111">uniqueidentifier</text:p>
          </table:table-cell>
          <table:table-cell table:style-name="Таблица16.A2" office:value-type="string">
            <text:p text:style-name="P111">True</text:p>
          </table:table-cell>
          <table:table-cell table:style-name="Таблица16.E2" office:value-type="string">
            <text:p text:style-name="P138">NEWID(), UNIQUE</text:p>
          </table:table-cell>
        </table:table-row>
        <table:table-row>
          <table:table-cell table:style-name="Таблица16.A2" office:value-type="string">
            <text:p text:style-name="P243"/>
          </table:table-cell>
          <table:table-cell table:style-name="Таблица16.A2" office:value-type="string">
            <text:p text:style-name="P186">Title</text:p>
          </table:table-cell>
          <table:table-cell table:style-name="Таблица16.A2" office:value-type="string">
            <text:p text:style-name="P111"><text:span text:style-name="T5">n</text:span>varchar(<text:span text:style-name="T22">50</text:span>)</text:p>
          </table:table-cell>
          <table:table-cell table:style-name="Таблица16.A2" office:value-type="string">
            <text:p text:style-name="P111">True</text:p>
          </table:table-cell>
          <table:table-cell table:style-name="Таблица16.E2" office:value-type="string">
            <text:p text:style-name="P259">-</text:p>
          </table:table-cell>
        </table:table-row>
        <table:table-row>
          <table:table-cell table:style-name="Таблица16.A2" office:value-type="string">
            <text:p text:style-name="P243"/>
          </table:table-cell>
          <table:table-cell table:style-name="Таблица16.A2" office:value-type="string">
            <text:p text:style-name="P186">Date</text:p>
          </table:table-cell>
          <table:table-cell table:style-name="Таблица16.A2" office:value-type="string">
            <text:p text:style-name="P111">datetime2(7)</text:p>
          </table:table-cell>
          <table:table-cell table:style-name="Таблица16.A2" office:value-type="string">
            <text:p text:style-name="P111">True</text:p>
          </table:table-cell>
          <table:table-cell table:style-name="Таблица16.E2" office:value-type="string">
            <text:p text:style-name="P259">-</text:p>
          </table:table-cell>
        </table:table-row>
        <table:table-row>
          <table:table-cell table:style-name="Таблица16.A2" office:value-type="string">
            <text:p text:style-name="P243"/>
          </table:table-cell>
          <table:table-cell table:style-name="Таблица16.A2" office:value-type="string">
            <text:p text:style-name="P186">Content</text:p>
          </table:table-cell>
          <table:table-cell table:style-name="Таблица16.A2" office:value-type="string">
            <text:p text:style-name="P111"><text:span text:style-name="T5">n</text:span>varchar(MAX)</text:p>
          </table:table-cell>
          <table:table-cell table:style-name="Таблица16.A2" office:value-type="string">
            <text:p text:style-name="P111">True</text:p>
          </table:table-cell>
          <table:table-cell table:style-name="Таблица16.E2" office:value-type="string">
            <text:p text:style-name="P259">-</text:p>
          </table:table-cell>
        </table:table-row>
      </table:table>
      <text:p text:style-name="P264"/>
      <text:p text:style-name="P33"><text:soft-page-break/>SiteStatiticsAdmin</text:p>
      <text:p text:style-name="P39"/>
      <text:p text:style-name="P70">Описание:</text:p>
      <text:list xml:id="list809606256" text:style-name="L29">
        <text:list-item>
          <text:p text:style-name="P315">Таблица представляет из себя статистику сайта для админов</text:p>
        </text:list-item>
      </text:list>
      <text:p text:style-name="P70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12">Key</text:p>
          </table:table-cell>
          <table:table-cell table:style-name="Таблица17.A1" office:value-type="string">
            <text:p text:style-name="P112">Name</text:p>
          </table:table-cell>
          <table:table-cell table:style-name="Таблица17.A1" office:value-type="string">
            <text:p text:style-name="P112">Type</text:p>
          </table:table-cell>
          <table:table-cell table:style-name="Таблица17.A1" office:value-type="string">
            <text:p text:style-name="P112"><text:span text:style-name="T5">Is</text:span>Required</text:p>
          </table:table-cell>
          <table:table-cell table:style-name="Таблица17.E1" office:value-type="string">
            <text:p text:style-name="P112">Constrains</text:p>
          </table:table-cell>
        </table:table-row>
        <table:table-row>
          <table:table-cell table:style-name="Таблица17.A2" office:value-type="string">
            <text:p text:style-name="P112">PK</text:p>
          </table:table-cell>
          <table:table-cell table:style-name="Таблица17.A2" office:value-type="string">
            <text:p text:style-name="P112">Id</text:p>
          </table:table-cell>
          <table:table-cell table:style-name="Таблица17.A2" office:value-type="string">
            <text:p text:style-name="P112">uniqueidentifier</text:p>
          </table:table-cell>
          <table:table-cell table:style-name="Таблица17.A2" office:value-type="string">
            <text:p text:style-name="P112">True</text:p>
          </table:table-cell>
          <table:table-cell table:style-name="Таблица17.E2" office:value-type="string">
            <text:p text:style-name="P139">NEWID(), UNIQUE</text:p>
          </table:table-cell>
        </table:table-row>
        <table:table-row>
          <table:table-cell table:style-name="Таблица17.A2" office:value-type="string">
            <text:p text:style-name="P244"/>
          </table:table-cell>
          <table:table-cell table:style-name="Таблица17.A2" office:value-type="string">
            <text:p text:style-name="P187">BalanceWithdrawn</text:p>
          </table:table-cell>
          <table:table-cell table:style-name="Таблица17.A2" office:value-type="string">
            <text:p text:style-name="P112">decimal(18, 5)</text:p>
          </table:table-cell>
          <table:table-cell table:style-name="Таблица17.A2" office:value-type="string">
            <text:p text:style-name="P112">True</text:p>
          </table:table-cell>
          <table:table-cell table:style-name="Таблица17.E2" office:value-type="string">
            <text:p text:style-name="P260">-</text:p>
          </table:table-cell>
        </table:table-row>
        <table:table-row>
          <table:table-cell table:style-name="Таблица17.A2" office:value-type="string">
            <text:p text:style-name="P244"/>
          </table:table-cell>
          <table:table-cell table:style-name="Таблица17.A2" office:value-type="string">
            <text:p text:style-name="P187">TotalReplenished</text:p>
          </table:table-cell>
          <table:table-cell table:style-name="Таблица17.A2" office:value-type="string">
            <text:p text:style-name="P112">decimal(18, 5)</text:p>
          </table:table-cell>
          <table:table-cell table:style-name="Таблица17.A2" office:value-type="string">
            <text:p text:style-name="P112">True</text:p>
          </table:table-cell>
          <table:table-cell table:style-name="Таблица17.E2" office:value-type="string">
            <text:p text:style-name="P260">-</text:p>
          </table:table-cell>
        </table:table-row>
        <table:table-row>
          <table:table-cell table:style-name="Таблица17.A2" office:value-type="string">
            <text:p text:style-name="P244"/>
          </table:table-cell>
          <table:table-cell table:style-name="Таблица17.A2" office:value-type="string">
            <text:p text:style-name="P187">SentSites</text:p>
          </table:table-cell>
          <table:table-cell table:style-name="Таблица17.A2" office:value-type="string">
            <text:p text:style-name="P112">decimal(18, 5)</text:p>
          </table:table-cell>
          <table:table-cell table:style-name="Таблица17.A2" office:value-type="string">
            <text:p text:style-name="P112">True</text:p>
          </table:table-cell>
          <table:table-cell table:style-name="Таблица17.E2" office:value-type="string">
            <text:p text:style-name="P260">-</text:p>
          </table:table-cell>
        </table:table-row>
      </table:table>
      <text:p text:style-name="P33"/>
      <text:p text:style-name="P33">SiteStatitics</text:p>
      <text:p text:style-name="P39"/>
      <text:p text:style-name="P70">Описание:</text:p>
      <text:list xml:id="list91826335824653" text:continue-numbering="true" text:style-name="L29">
        <text:list-item>
          <text:p text:style-name="P315">Таблица представляет из себя статистику сайта</text:p>
        </text:list-item>
      </text:list>
      <text:p text:style-name="P70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12">Key</text:p>
          </table:table-cell>
          <table:table-cell table:style-name="Таблица18.A1" office:value-type="string">
            <text:p text:style-name="P112">Name</text:p>
          </table:table-cell>
          <table:table-cell table:style-name="Таблица18.A1" office:value-type="string">
            <text:p text:style-name="P112">Type</text:p>
          </table:table-cell>
          <table:table-cell table:style-name="Таблица18.A1" office:value-type="string">
            <text:p text:style-name="P112"><text:span text:style-name="T5">Is</text:span>Required</text:p>
          </table:table-cell>
          <table:table-cell table:style-name="Таблица18.E1" office:value-type="string">
            <text:p text:style-name="P112">Constrains</text:p>
          </table:table-cell>
        </table:table-row>
        <table:table-row>
          <table:table-cell table:style-name="Таблица18.A2" office:value-type="string">
            <text:p text:style-name="P112">PK</text:p>
          </table:table-cell>
          <table:table-cell table:style-name="Таблица18.A2" office:value-type="string">
            <text:p text:style-name="P112">Id</text:p>
          </table:table-cell>
          <table:table-cell table:style-name="Таблица18.A2" office:value-type="string">
            <text:p text:style-name="P112">uniqueidentifier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139">NEWID(), UNIQUE</text:p>
          </table:table-cell>
        </table:table-row>
        <table:table-row>
          <table:table-cell table:style-name="Таблица18.A2" office:value-type="string">
            <text:p text:style-name="P244"/>
          </table:table-cell>
          <table:table-cell table:style-name="Таблица18.A2" office:value-type="string">
            <text:p text:style-name="P188">User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60">-</text:p>
          </table:table-cell>
        </table:table-row>
        <table:table-row>
          <table:table-cell table:style-name="Таблица18.A2" office:value-type="string">
            <text:p text:style-name="P244"/>
          </table:table-cell>
          <table:table-cell table:style-name="Таблица18.A2" office:value-type="string">
            <text:p text:style-name="P188">Review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60">-</text:p>
          </table:table-cell>
        </table:table-row>
        <table:table-row>
          <table:table-cell table:style-name="Таблица18.A2" office:value-type="string">
            <text:p text:style-name="P244"/>
          </table:table-cell>
          <table:table-cell table:style-name="Таблица18.A2" office:value-type="string">
            <text:p text:style-name="P188">LootBoxe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60">-</text:p>
          </table:table-cell>
        </table:table-row>
        <table:table-row>
          <table:table-cell table:style-name="Таблица18.A2" office:value-type="string">
            <text:p text:style-name="P244"/>
          </table:table-cell>
          <table:table-cell table:style-name="Таблица18.A2" office:value-type="string">
            <text:p text:style-name="P189">WithdrawnItem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60">-</text:p>
          </table:table-cell>
        </table:table-row>
        <table:table-row>
          <table:table-cell table:style-name="Таблица18.A2" office:value-type="string">
            <text:p text:style-name="P244"/>
          </table:table-cell>
          <table:table-cell table:style-name="Таблица18.A2" office:value-type="string">
            <text:p text:style-name="P189">WithdrawnFund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60">-</text:p>
          </table:table-cell>
        </table:table-row>
      </table:table>
      <text:p text:style-name="P265"/>
      <text:p text:style-name="P12">GroupLootBox</text:p>
      <text:p text:style-name="P5"/>
      <text:p text:style-name="P52">Описание:</text:p>
      <text:list xml:id="list91824789134016" text:continue-list="list2487427756" text:style-name="L20">
        <text:list-item>
          <text:p text:style-name="P302">Таблица представляет из себя <text:span text:style-name="T23">группу кейсов</text:span></text:p>
        </text:list-item>
      </text:list>
      <text:p text:style-name="P83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13">Key</text:p>
          </table:table-cell>
          <table:table-cell table:style-name="Таблица19.A1" office:value-type="string">
            <text:p text:style-name="P113">Name</text:p>
          </table:table-cell>
          <table:table-cell table:style-name="Таблица19.A1" office:value-type="string">
            <text:p text:style-name="P113">Type</text:p>
          </table:table-cell>
          <table:table-cell table:style-name="Таблица19.A1" office:value-type="string">
            <text:p text:style-name="P113"><text:span text:style-name="T5">Is</text:span>Required</text:p>
          </table:table-cell>
          <table:table-cell table:style-name="Таблица19.E1" office:value-type="string">
            <text:p text:style-name="P113">Constrains</text:p>
          </table:table-cell>
        </table:table-row>
        <table:table-row>
          <table:table-cell table:style-name="Таблица19.A2" office:value-type="string">
            <text:p text:style-name="P113">PK</text:p>
          </table:table-cell>
          <table:table-cell table:style-name="Таблица19.A2" office:value-type="string">
            <text:p text:style-name="P113">Id</text:p>
          </table:table-cell>
          <table:table-cell table:style-name="Таблица19.A2" office:value-type="string">
            <text:p text:style-name="P113">uniqueidentifier</text:p>
          </table:table-cell>
          <table:table-cell table:style-name="Таблица19.A2" office:value-type="string">
            <text:p text:style-name="P113">True</text:p>
          </table:table-cell>
          <table:table-cell table:style-name="Таблица19.E2" office:value-type="string">
            <text:p text:style-name="P140">NEWID(), UNIQUE</text:p>
          </table:table-cell>
        </table:table-row>
        <table:table-row>
          <table:table-cell table:style-name="Таблица19.A2" office:value-type="string">
            <text:p text:style-name="P245"/>
          </table:table-cell>
          <table:table-cell table:style-name="Таблица19.A2" office:value-type="string">
            <text:p text:style-name="P189">Name</text:p>
          </table:table-cell>
          <table:table-cell table:style-name="Таблица19.A2" office:value-type="string">
            <text:p text:style-name="P113"><text:span text:style-name="T5">n</text:span>varchar(<text:span text:style-name="T24">50</text:span>)</text:p>
          </table:table-cell>
          <table:table-cell table:style-name="Таблица19.A2" office:value-type="string">
            <text:p text:style-name="P113">True</text:p>
          </table:table-cell>
          <table:table-cell table:style-name="Таблица19.E2" office:value-type="string">
            <text:p text:style-name="P195">UNIQUE</text:p>
          </table:table-cell>
        </table:table-row>
      </table:table>
      <text:p text:style-name="P219"/>
      <text:p text:style-name="P13">LootBox<text:span text:style-name="T25">Group</text:span></text:p>
      <text:p text:style-name="P6"/>
      <text:p text:style-name="P53">Описание:</text:p>
      <text:list xml:id="list91825447294835" text:continue-numbering="true" text:style-name="L20">
        <text:list-item>
          <text:p text:style-name="P303">Таблица представляет из себя <text:span text:style-name="T25">коллекцию</text:span> <text:span text:style-name="T23">групп</text:span><text:span text:style-name="T25">ы</text:span><text:span text:style-name="T23"> кейсов</text:span></text:p>
        </text:list-item>
      </text:list>
      <text:p text:style-name="P71">Связи:</text:p>
      <text:list text:style-name="L30">
        <text:list-item>
          <text:p text:style-name="P283">GroupLootBox:Group(<text:span text:style-name="T2">Один к одному</text:span>)</text:p>
        </text:list-item>
        <text:list-item>
          <text:p text:style-name="P283">Game(<text:span text:style-name="T2">Многие к одному</text:span>)</text:p>
        </text:list-item>
        <text:list-item>
          <text:p text:style-name="P283">LootBox:Box(<text:span text:style-name="T2">Многие к одному</text:span>)</text:p>
        </text:list-item>
      </text:list>
      <text:p text:style-name="P84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114">Key</text:p>
          </table:table-cell>
          <table:table-cell table:style-name="Таблица20.A1" office:value-type="string">
            <text:p text:style-name="P114">Name</text:p>
          </table:table-cell>
          <table:table-cell table:style-name="Таблица20.A1" office:value-type="string">
            <text:p text:style-name="P114">Type</text:p>
          </table:table-cell>
          <table:table-cell table:style-name="Таблица20.A1" office:value-type="string">
            <text:p text:style-name="P114"><text:span text:style-name="T5">Is</text:span>Required</text:p>
          </table:table-cell>
          <table:table-cell table:style-name="Таблица20.E1" office:value-type="string">
            <text:p text:style-name="P114">Constrains</text:p>
          </table:table-cell>
        </table:table-row>
        <text:soft-page-break/>
        <table:table-row>
          <table:table-cell table:style-name="Таблица20.A2" office:value-type="string">
            <text:p text:style-name="P114">PK</text:p>
          </table:table-cell>
          <table:table-cell table:style-name="Таблица20.A2" office:value-type="string">
            <text:p text:style-name="P114">Id</text:p>
          </table:table-cell>
          <table:table-cell table:style-name="Таблица20.A2" office:value-type="string">
            <text:p text:style-name="P114">uniqueidentifier</text:p>
          </table:table-cell>
          <table:table-cell table:style-name="Таблица20.A2" office:value-type="string">
            <text:p text:style-name="P114">True</text:p>
          </table:table-cell>
          <table:table-cell table:style-name="Таблица20.E2" office:value-type="string">
            <text:p text:style-name="P141">NEWID(), UNIQUE</text:p>
          </table:table-cell>
        </table:table-row>
        <table:table-row>
          <table:table-cell table:style-name="Таблица20.A2" office:value-type="string">
            <text:p text:style-name="P110">FK</text:p>
          </table:table-cell>
          <table:table-cell table:style-name="Таблица20.A2" office:value-type="string">
            <text:p text:style-name="P110"><text:span text:style-name="T25">Box</text:span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10">FK</text:p>
          </table:table-cell>
          <table:table-cell table:style-name="Таблица20.A2" office:value-type="string">
            <text:p text:style-name="P110"><text:span text:style-name="T25">Group</text:span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10">FK</text:p>
          </table:table-cell>
          <table:table-cell table:style-name="Таблица20.A2" office:value-type="string">
            <text:p text:style-name="P110"><text:span text:style-name="T25">Game</text:span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7">-</text:p>
          </table:table-cell>
        </table:table-row>
      </table:table>
      <text:p text:style-name="P220"/>
      <text:p text:style-name="P13">LootBox<text:span text:style-name="T25">Banner</text:span></text:p>
      <text:p text:style-name="P6"/>
      <text:p text:style-name="P53">Описание:</text:p>
      <text:list xml:id="list91826199937251" text:continue-list="list91825447294835" text:style-name="L20">
        <text:list-item>
          <text:p text:style-name="P303">Таблица представляет из себя <text:span text:style-name="T25">ивентовый баннер для кейса</text:span></text:p>
        </text:list-item>
      </text:list>
      <text:p text:style-name="P71">Связи:</text:p>
      <text:list text:style-name="L31">
        <text:list-item>
          <text:p text:style-name="P284">LootBox:Box(<text:span text:style-name="T26">О</text:span><text:span text:style-name="T3">дин</text:span><text:span text:style-name="T2"> к одному</text:span>)</text:p>
        </text:list-item>
      </text:list>
      <text:p text:style-name="P84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4">Key</text:p>
          </table:table-cell>
          <table:table-cell table:style-name="Таблица21.A1" office:value-type="string">
            <text:p text:style-name="P114">Name</text:p>
          </table:table-cell>
          <table:table-cell table:style-name="Таблица21.A1" office:value-type="string">
            <text:p text:style-name="P114">Type</text:p>
          </table:table-cell>
          <table:table-cell table:style-name="Таблица21.A1" office:value-type="string">
            <text:p text:style-name="P114"><text:span text:style-name="T5">Is</text:span>Required</text:p>
          </table:table-cell>
          <table:table-cell table:style-name="Таблица21.E1" office:value-type="string">
            <text:p text:style-name="P114">Constrains</text:p>
          </table:table-cell>
        </table:table-row>
        <table:table-row>
          <table:table-cell table:style-name="Таблица21.A2" office:value-type="string">
            <text:p text:style-name="P114">PK</text:p>
          </table:table-cell>
          <table:table-cell table:style-name="Таблица21.A2" office:value-type="string">
            <text:p text:style-name="P114">Id</text:p>
          </table:table-cell>
          <table:table-cell table:style-name="Таблица21.A2" office:value-type="string">
            <text:p text:style-name="P114">uniqueidentifier</text:p>
          </table:table-cell>
          <table:table-cell table:style-name="Таблица21.A2" office:value-type="string">
            <text:p text:style-name="P114">True</text:p>
          </table:table-cell>
          <table:table-cell table:style-name="Таблица21.E2" office:value-type="string">
            <text:p text:style-name="P141">NEWID(), UNIQUE</text:p>
          </table:table-cell>
        </table:table-row>
        <table:table-row>
          <table:table-cell table:style-name="Таблица21.A2" office:value-type="string">
            <text:p text:style-name="P240"/>
          </table:table-cell>
          <table:table-cell table:style-name="Таблица21.A2" office:value-type="string">
            <text:p text:style-name="P181">IsA<text:span text:style-name="T27">ctive</text:span></text:p>
          </table:table-cell>
          <table:table-cell table:style-name="Таблица21.A2" office:value-type="string">
            <text:p text:style-name="P181">bit</text:p>
          </table:table-cell>
          <table:table-cell table:style-name="Таблица21.A2" office:value-type="string">
            <text:p text:style-name="P181">True</text:p>
          </table:table-cell>
          <table:table-cell table:style-name="Таблица21.E2" office:value-type="string">
            <text:p text:style-name="P256">-</text:p>
          </table:table-cell>
        </table:table-row>
        <table:table-row>
          <table:table-cell table:style-name="Таблица21.A2" office:value-type="string">
            <text:p text:style-name="P237"/>
          </table:table-cell>
          <table:table-cell table:style-name="Таблица21.A2" office:value-type="string">
            <text:p text:style-name="P168"><text:span text:style-name="T27">Creation</text:span>Date</text:p>
          </table:table-cell>
          <table:table-cell table:style-name="Таблица21.A2" office:value-type="string">
            <text:p text:style-name="P105">datetime2(7)</text:p>
          </table:table-cell>
          <table:table-cell table:style-name="Таблица21.A2" office:value-type="string">
            <text:p text:style-name="P168">True</text:p>
          </table:table-cell>
          <table:table-cell table:style-name="Таблица21.E2" office:value-type="string">
            <text:p text:style-name="P162">-</text:p>
          </table:table-cell>
        </table:table-row>
        <table:table-row>
          <table:table-cell table:style-name="Таблица21.A2" office:value-type="string">
            <text:p text:style-name="P114"/>
          </table:table-cell>
          <table:table-cell table:style-name="Таблица21.A2" office:value-type="string">
            <text:p text:style-name="P192"><text:span text:style-name="T34">Image</text:span>Uri</text:p>
          </table:table-cell>
          <table:table-cell table:style-name="Таблица21.A2" office:value-type="string">
            <text:p text:style-name="P192">nvarchar(MAX)</text:p>
          </table:table-cell>
          <table:table-cell table:style-name="Таблица21.A2" office:value-type="string">
            <text:p text:style-name="P192">Tru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4"/>
          </table:table-cell>
          <table:table-cell table:style-name="Таблица21.A2" office:value-type="string">
            <text:p text:style-name="P192">ExpirationDate</text:p>
          </table:table-cell>
          <table:table-cell table:style-name="Таблица21.A2" office:value-type="string">
            <text:p text:style-name="P115">datetime2(7)</text:p>
          </table:table-cell>
          <table:table-cell table:style-name="Таблица21.A2" office:value-type="string">
            <text:p text:style-name="P192">Fals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4">FK</text:p>
          </table:table-cell>
          <table:table-cell table:style-name="Таблица21.A2" office:value-type="string">
            <text:p text:style-name="P114"><text:span text:style-name="T25">Box</text:span>Id</text:p>
          </table:table-cell>
          <table:table-cell table:style-name="Таблица21.A2" office:value-type="string">
            <text:p text:style-name="P114">uniqueidentifier</text:p>
          </table:table-cell>
          <table:table-cell table:style-name="Таблица21.A2" office:value-type="string">
            <text:p text:style-name="P114">True</text:p>
          </table:table-cell>
          <table:table-cell table:style-name="Таблица21.E2" office:value-type="string">
            <text:p text:style-name="P141">-</text:p>
          </table:table-cell>
        </table:table-row>
      </table:table>
      <text:p text:style-name="P220"/>
      <text:p text:style-name="P14">LootBox</text:p>
      <text:p text:style-name="P7"/>
      <text:p text:style-name="P54">Описание:</text:p>
      <text:list xml:id="list91825553893407" text:continue-list="list91826199937251" text:style-name="L20">
        <text:list-item>
          <text:p text:style-name="P304">Таблица представляет из себя <text:span text:style-name="T28">кейс</text:span></text:p>
        </text:list-item>
      </text:list>
      <text:p text:style-name="P72">Связи:</text:p>
      <text:list text:style-name="L32">
        <text:list-item>
          <text:p text:style-name="P285">Game(<text:span text:style-name="T2">Многие к одному</text:span>)</text:p>
        </text:list-item>
      </text:list>
      <text:p text:style-name="P85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6">Key</text:p>
          </table:table-cell>
          <table:table-cell table:style-name="Таблица22.A1" office:value-type="string">
            <text:p text:style-name="P116">Name</text:p>
          </table:table-cell>
          <table:table-cell table:style-name="Таблица22.A1" office:value-type="string">
            <text:p text:style-name="P116">Type</text:p>
          </table:table-cell>
          <table:table-cell table:style-name="Таблица22.A1" office:value-type="string">
            <text:p text:style-name="P116"><text:span text:style-name="T5">Is</text:span>Required</text:p>
          </table:table-cell>
          <table:table-cell table:style-name="Таблица22.E1" office:value-type="string">
            <text:p text:style-name="P116">Constrains</text:p>
          </table:table-cell>
        </table:table-row>
        <table:table-row>
          <table:table-cell table:style-name="Таблица22.A2" office:value-type="string">
            <text:p text:style-name="P116">PK</text:p>
          </table:table-cell>
          <table:table-cell table:style-name="Таблица22.A2" office:value-type="string">
            <text:p text:style-name="P116">Id</text:p>
          </table:table-cell>
          <table:table-cell table:style-name="Таблица22.A2" office:value-type="string">
            <text:p text:style-name="P116">uniqueidentifier</text:p>
          </table:table-cell>
          <table:table-cell table:style-name="Таблица22.A2" office:value-type="string">
            <text:p text:style-name="P116">True</text:p>
          </table:table-cell>
          <table:table-cell table:style-name="Таблица22.E2" office:value-type="string">
            <text:p text:style-name="P142">NEWID(), UNIQUE</text:p>
          </table:table-cell>
        </table:table-row>
        <table:table-row>
          <table:table-cell table:style-name="Таблица22.A2" office:value-type="string">
            <text:p text:style-name="P246"/>
          </table:table-cell>
          <table:table-cell table:style-name="Таблица22.A2" office:value-type="string">
            <text:p text:style-name="P198">Name</text:p>
          </table:table-cell>
          <table:table-cell table:style-name="Таблица22.A2" office:value-type="string">
            <text:p text:style-name="P193">nvarchar(<text:span text:style-name="T29">50</text:span>)</text:p>
          </table:table-cell>
          <table:table-cell table:style-name="Таблица22.A2" office:value-type="string">
            <text:p text:style-name="P183">True</text:p>
          </table:table-cell>
          <table:table-cell table:style-name="Таблица22.E2" office:value-type="string">
            <text:p text:style-name="P261">-</text:p>
          </table:table-cell>
        </table:table-row>
        <table:table-row>
          <table:table-cell table:style-name="Таблица22.A2" office:value-type="string">
            <text:p text:style-name="P246"/>
          </table:table-cell>
          <table:table-cell table:style-name="Таблица22.A2" office:value-type="string">
            <text:p text:style-name="P198">Cost</text:p>
          </table:table-cell>
          <table:table-cell table:style-name="Таблица22.A2" office:value-type="string">
            <text:p text:style-name="P116">decimal(18, 5)</text:p>
          </table:table-cell>
          <table:table-cell table:style-name="Таблица22.A2" office:value-type="string">
            <text:p text:style-name="P169">True</text:p>
          </table:table-cell>
          <table:table-cell table:style-name="Таблица22.E2" office:value-type="string">
            <text:p text:style-name="P164">-</text:p>
          </table:table-cell>
        </table:table-row>
        <table:table-row>
          <table:table-cell table:style-name="Таблица22.A2" office:value-type="string">
            <text:p text:style-name="P116"/>
          </table:table-cell>
          <table:table-cell table:style-name="Таблица22.A2" office:value-type="string">
            <text:p text:style-name="P198">Balance</text:p>
          </table:table-cell>
          <table:table-cell table:style-name="Таблица22.A2" office:value-type="string">
            <text:p text:style-name="P116">decimal(18, 5)</text:p>
          </table:table-cell>
          <table:table-cell table:style-name="Таблица22.A2" office:value-type="string">
            <text:p text:style-name="P193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6"/>
          </table:table-cell>
          <table:table-cell table:style-name="Таблица22.A2" office:value-type="string">
            <text:p text:style-name="P198">VirtualBalance</text:p>
          </table:table-cell>
          <table:table-cell table:style-name="Таблица22.A2" office:value-type="string">
            <text:p text:style-name="P116">decimal(18, 5)</text:p>
          </table:table-cell>
          <table:table-cell table:style-name="Таблица22.A2" office:value-type="string">
            <text:p text:style-name="P198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6"/>
          </table:table-cell>
          <table:table-cell table:style-name="Таблица22.A2" office:value-type="string">
            <text:p text:style-name="P198"><text:span text:style-name="T33">Image</text:span>Uri</text:p>
          </table:table-cell>
          <table:table-cell table:style-name="Таблица22.A2" office:value-type="string">
            <text:p text:style-name="P193">nvarchar(MAX)</text:p>
          </table:table-cell>
          <table:table-cell table:style-name="Таблица22.A2" office:value-type="string">
            <text:p text:style-name="P198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6"/>
          </table:table-cell>
          <table:table-cell table:style-name="Таблица22.A2" office:value-type="string">
            <text:p text:style-name="P198">IsLocked</text:p>
          </table:table-cell>
          <table:table-cell table:style-name="Таблица22.A2" office:value-type="string">
            <text:p text:style-name="P183">bit</text:p>
          </table:table-cell>
          <table:table-cell table:style-name="Таблица22.A2" office:value-type="string">
            <text:p text:style-name="P198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6">FK</text:p>
          </table:table-cell>
          <table:table-cell table:style-name="Таблица22.A2" office:value-type="string">
            <text:p text:style-name="P116"><text:span text:style-name="T28">Game</text:span>Id</text:p>
          </table:table-cell>
          <table:table-cell table:style-name="Таблица22.A2" office:value-type="string">
            <text:p text:style-name="P116">uniqueidentifier</text:p>
          </table:table-cell>
          <table:table-cell table:style-name="Таблица22.A2" office:value-type="string">
            <text:p text:style-name="P116">True</text:p>
          </table:table-cell>
          <table:table-cell table:style-name="Таблица22.E2" office:value-type="string">
            <text:p text:style-name="P142">-</text:p>
          </table:table-cell>
        </table:table-row>
      </table:table>
      <text:p text:style-name="P221"/>
      <text:p text:style-name="P15">Game</text:p>
      <text:p text:style-name="P8"/>
      <text:p text:style-name="P55">Описание:</text:p>
      <text:list xml:id="list91826050973438" text:continue-list="list91825553893407" text:style-name="L20">
        <text:list-item>
          <text:p text:style-name="P305">Таблица представляет из себя <text:span text:style-name="T30">игру</text:span></text:p>
        </text:list-item>
      </text:list>
      <text:p text:style-name="P86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ext:soft-page-break/>
        <table:table-row>
          <table:table-cell table:style-name="Таблица23.A1" office:value-type="string">
            <text:p text:style-name="P117">Key</text:p>
          </table:table-cell>
          <table:table-cell table:style-name="Таблица23.A1" office:value-type="string">
            <text:p text:style-name="P117">Name</text:p>
          </table:table-cell>
          <table:table-cell table:style-name="Таблица23.A1" office:value-type="string">
            <text:p text:style-name="P117">Type</text:p>
          </table:table-cell>
          <table:table-cell table:style-name="Таблица23.A1" office:value-type="string">
            <text:p text:style-name="P117"><text:span text:style-name="T5">Is</text:span>Required</text:p>
          </table:table-cell>
          <table:table-cell table:style-name="Таблица23.E1" office:value-type="string">
            <text:p text:style-name="P117">Constrains</text:p>
          </table:table-cell>
        </table:table-row>
        <table:table-row>
          <table:table-cell table:style-name="Таблица23.A2" office:value-type="string">
            <text:p text:style-name="P117">PK</text:p>
          </table:table-cell>
          <table:table-cell table:style-name="Таблица23.A2" office:value-type="string">
            <text:p text:style-name="P117">Id</text:p>
          </table:table-cell>
          <table:table-cell table:style-name="Таблица23.A2" office:value-type="string">
            <text:p text:style-name="P117">uniqueidentifier</text:p>
          </table:table-cell>
          <table:table-cell table:style-name="Таблица23.A2" office:value-type="string">
            <text:p text:style-name="P117">True</text:p>
          </table:table-cell>
          <table:table-cell table:style-name="Таблица23.E2" office:value-type="string">
            <text:p text:style-name="P143">NEWID(), UNIQUE</text:p>
          </table:table-cell>
        </table:table-row>
        <table:table-row>
          <table:table-cell table:style-name="Таблица23.A2" office:value-type="string">
            <text:p text:style-name="P247"/>
          </table:table-cell>
          <table:table-cell table:style-name="Таблица23.A2" office:value-type="string">
            <text:p text:style-name="P190">Name</text:p>
          </table:table-cell>
          <table:table-cell table:style-name="Таблица23.A2" office:value-type="string">
            <text:p text:style-name="P117"><text:span text:style-name="T5">n</text:span>varchar(<text:span text:style-name="T24">50</text:span>)</text:p>
          </table:table-cell>
          <table:table-cell table:style-name="Таблица23.A2" office:value-type="string">
            <text:p text:style-name="P117">True</text:p>
          </table:table-cell>
          <table:table-cell table:style-name="Таблица23.E2" office:value-type="string">
            <text:p text:style-name="P196">UNIQUE</text:p>
          </table:table-cell>
        </table:table-row>
      </table:table>
      <text:p text:style-name="P222"/>
      <text:p text:style-name="P17">GamePlatform</text:p>
      <text:p text:style-name="P9"/>
      <text:p text:style-name="P56">Описание:</text:p>
      <text:list xml:id="list91824902757174" text:continue-numbering="true" text:style-name="L20">
        <text:list-item>
          <text:p text:style-name="P306">Таблица представляет из себя <text:span text:style-name="T31">коллекцию платформ для игры</text:span></text:p>
        </text:list-item>
      </text:list>
      <text:p text:style-name="P73">Связи:</text:p>
      <text:list text:style-name="L33">
        <text:list-item>
          <text:p text:style-name="P286">Game(<text:span text:style-name="T2">Многие к одному</text:span>)</text:p>
        </text:list-item>
      </text:list>
      <text:p text:style-name="P87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8">Key</text:p>
          </table:table-cell>
          <table:table-cell table:style-name="Таблица24.A1" office:value-type="string">
            <text:p text:style-name="P118">Name</text:p>
          </table:table-cell>
          <table:table-cell table:style-name="Таблица24.A1" office:value-type="string">
            <text:p text:style-name="P118">Type</text:p>
          </table:table-cell>
          <table:table-cell table:style-name="Таблица24.A1" office:value-type="string">
            <text:p text:style-name="P118"><text:span text:style-name="T5">Is</text:span>Required</text:p>
          </table:table-cell>
          <table:table-cell table:style-name="Таблица24.E1" office:value-type="string">
            <text:p text:style-name="P118">Constrains</text:p>
          </table:table-cell>
        </table:table-row>
        <table:table-row>
          <table:table-cell table:style-name="Таблица24.A2" office:value-type="string">
            <text:p text:style-name="P118">PK</text:p>
          </table:table-cell>
          <table:table-cell table:style-name="Таблица24.A2" office:value-type="string">
            <text:p text:style-name="P118">Id</text:p>
          </table:table-cell>
          <table:table-cell table:style-name="Таблица24.A2" office:value-type="string">
            <text:p text:style-name="P118">uniqueidentifier</text:p>
          </table:table-cell>
          <table:table-cell table:style-name="Таблица24.A2" office:value-type="string">
            <text:p text:style-name="P118">True</text:p>
          </table:table-cell>
          <table:table-cell table:style-name="Таблица24.E2" office:value-type="string">
            <text:p text:style-name="P144">NEWID(), UNIQUE</text:p>
          </table:table-cell>
        </table:table-row>
        <table:table-row>
          <table:table-cell table:style-name="Таблица24.A2" office:value-type="string">
            <text:p text:style-name="P118"/>
          </table:table-cell>
          <table:table-cell table:style-name="Таблица24.A2" office:value-type="string">
            <text:p text:style-name="P199">Name</text:p>
          </table:table-cell>
          <table:table-cell table:style-name="Таблица24.A2" office:value-type="string">
            <text:p text:style-name="P194">nvarchar(<text:span text:style-name="T29">50</text:span>)</text:p>
          </table:table-cell>
          <table:table-cell table:style-name="Таблица24.A2" office:value-type="string">
            <text:p text:style-name="P199">True</text:p>
          </table:table-cell>
          <table:table-cell table:style-name="Таблица24.E2" office:value-type="string">
            <text:p text:style-name="P201">UNIQUE</text:p>
          </table:table-cell>
        </table:table-row>
        <table:table-row>
          <table:table-cell table:style-name="Таблица24.A2" office:value-type="string">
            <text:p text:style-name="P248"/>
          </table:table-cell>
          <table:table-cell table:style-name="Таблица24.A2" office:value-type="string">
            <text:p text:style-name="P202">Image<text:span text:style-name="T32">Uri</text:span></text:p>
          </table:table-cell>
          <table:table-cell table:style-name="Таблица24.A2" office:value-type="string">
            <text:p text:style-name="P194">nvarchar(<text:span text:style-name="T31">MAX</text:span>)</text:p>
          </table:table-cell>
          <table:table-cell table:style-name="Таблица24.A2" office:value-type="string">
            <text:p text:style-name="P184">True</text:p>
          </table:table-cell>
          <table:table-cell table:style-name="Таблица24.E2" office:value-type="string">
            <text:p text:style-name="P201">-</text:p>
          </table:table-cell>
        </table:table-row>
        <table:table-row>
          <table:table-cell table:style-name="Таблица24.A2" office:value-type="string">
            <text:p text:style-name="P118"/>
          </table:table-cell>
          <table:table-cell table:style-name="Таблица24.A2" office:value-type="string">
            <text:p text:style-name="P200">DomainUri</text:p>
          </table:table-cell>
          <table:table-cell table:style-name="Таблица24.A2" office:value-type="string">
            <text:p text:style-name="P194">nvarchar(<text:span text:style-name="T31">MAX</text:span>)</text:p>
          </table:table-cell>
          <table:table-cell table:style-name="Таблица24.A2" office:value-type="string">
            <text:p text:style-name="P199">True</text:p>
          </table:table-cell>
          <table:table-cell table:style-name="Таблица24.E2" office:value-type="string">
            <text:p text:style-name="P201">UNIQUE</text:p>
          </table:table-cell>
        </table:table-row>
        <table:table-row>
          <table:table-cell table:style-name="Таблица24.A2" office:value-type="string">
            <text:p text:style-name="P118">FK</text:p>
          </table:table-cell>
          <table:table-cell table:style-name="Таблица24.A2" office:value-type="string">
            <text:p text:style-name="P118"><text:span text:style-name="T28">Game</text:span>Id</text:p>
          </table:table-cell>
          <table:table-cell table:style-name="Таблица24.A2" office:value-type="string">
            <text:p text:style-name="P118">uniqueidentifier</text:p>
          </table:table-cell>
          <table:table-cell table:style-name="Таблица24.A2" office:value-type="string">
            <text:p text:style-name="P118">True</text:p>
          </table:table-cell>
          <table:table-cell table:style-name="Таблица24.E2" office:value-type="string">
            <text:p text:style-name="P144">-</text:p>
          </table:table-cell>
        </table:table-row>
      </table:table>
      <text:p text:style-name="P223"/>
      <text:p text:style-name="P17">LootBoxInventory</text:p>
      <text:p text:style-name="P9"/>
      <text:p text:style-name="P56">Описание:</text:p>
      <text:list xml:id="list91826514632458" text:continue-list="list91824902757174" text:style-name="L20">
        <text:list-item>
          <text:p text:style-name="P306">Таблица представляет из себя <text:span text:style-name="T31">коллекцию инвентаря кейсов</text:span></text:p>
        </text:list-item>
      </text:list>
      <text:p text:style-name="P73">Связи:</text:p>
      <text:list text:style-name="L34">
        <text:list-item>
          <text:p text:style-name="P287"><text:span text:style-name="T31">LootBox:Box</text:span>(<text:span text:style-name="T2">Многие к одному</text:span>)</text:p>
        </text:list-item>
        <text:list-item>
          <text:p text:style-name="P287"><text:span text:style-name="T31">GameItem:Item</text:span>(<text:span text:style-name="T2">Многие к одному</text:span>)</text:p>
        </text:list-item>
      </text:list>
      <text:p text:style-name="P87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8">Key</text:p>
          </table:table-cell>
          <table:table-cell table:style-name="Таблица25.A1" office:value-type="string">
            <text:p text:style-name="P118">Name</text:p>
          </table:table-cell>
          <table:table-cell table:style-name="Таблица25.A1" office:value-type="string">
            <text:p text:style-name="P118">Type</text:p>
          </table:table-cell>
          <table:table-cell table:style-name="Таблица25.A1" office:value-type="string">
            <text:p text:style-name="P118"><text:span text:style-name="T5">Is</text:span>Required</text:p>
          </table:table-cell>
          <table:table-cell table:style-name="Таблица25.E1" office:value-type="string">
            <text:p text:style-name="P118">Constrains</text:p>
          </table:table-cell>
        </table:table-row>
        <table:table-row>
          <table:table-cell table:style-name="Таблица25.A2" office:value-type="string">
            <text:p text:style-name="P118">PK</text:p>
          </table:table-cell>
          <table:table-cell table:style-name="Таблица25.A2" office:value-type="string">
            <text:p text:style-name="P118">Id</text:p>
          </table:table-cell>
          <table:table-cell table:style-name="Таблица25.A2" office:value-type="string">
            <text:p text:style-name="P118">uniqueidentifier</text:p>
          </table:table-cell>
          <table:table-cell table:style-name="Таблица25.A2" office:value-type="string">
            <text:p text:style-name="P118">True</text:p>
          </table:table-cell>
          <table:table-cell table:style-name="Таблица25.E2" office:value-type="string">
            <text:p text:style-name="P144">NEWID(), UNIQUE</text:p>
          </table:table-cell>
        </table:table-row>
        <table:table-row>
          <table:table-cell table:style-name="Таблица25.A2" office:value-type="string">
            <text:p text:style-name="P248"/>
          </table:table-cell>
          <table:table-cell table:style-name="Таблица25.A2" office:value-type="string">
            <text:p text:style-name="P200">NumberItems</text:p>
          </table:table-cell>
          <table:table-cell table:style-name="Таблица25.A2" office:value-type="string">
            <text:p text:style-name="P200">int</text:p>
          </table:table-cell>
          <table:table-cell table:style-name="Таблица25.A2" office:value-type="string">
            <text:p text:style-name="P184">True</text:p>
          </table:table-cell>
          <table:table-cell table:style-name="Таблица25.E2" office:value-type="string">
            <text:p text:style-name="P201">-</text:p>
          </table:table-cell>
        </table:table-row>
        <table:table-row>
          <table:table-cell table:style-name="Таблица25.A2" office:value-type="string">
            <text:p text:style-name="P118"/>
          </table:table-cell>
          <table:table-cell table:style-name="Таблица25.A2" office:value-type="string">
            <text:p text:style-name="P200">ChanceWining</text:p>
          </table:table-cell>
          <table:table-cell table:style-name="Таблица25.A2" office:value-type="string">
            <text:p text:style-name="P200">int</text:p>
          </table:table-cell>
          <table:table-cell table:style-name="Таблица25.A2" office:value-type="string">
            <text:p text:style-name="P199">True</text:p>
          </table:table-cell>
          <table:table-cell table:style-name="Таблица25.E2" office:value-type="string">
            <text:p text:style-name="P201">-</text:p>
          </table:table-cell>
        </table:table-row>
        <table:table-row>
          <table:table-cell table:style-name="Таблица25.A2" office:value-type="string">
            <text:p text:style-name="P118">FK</text:p>
          </table:table-cell>
          <table:table-cell table:style-name="Таблица25.A2" office:value-type="string">
            <text:p text:style-name="P118"><text:span text:style-name="T31">Box</text:span>Id</text:p>
          </table:table-cell>
          <table:table-cell table:style-name="Таблица25.A2" office:value-type="string">
            <text:p text:style-name="P118">uniqueidentifier</text:p>
          </table:table-cell>
          <table:table-cell table:style-name="Таблица25.A2" office:value-type="string">
            <text:p text:style-name="P118">True</text:p>
          </table:table-cell>
          <table:table-cell table:style-name="Таблица25.E2" office:value-type="string">
            <text:p text:style-name="P144">-</text:p>
          </table:table-cell>
        </table:table-row>
        <table:table-row>
          <table:table-cell table:style-name="Таблица25.A2" office:value-type="string">
            <text:p text:style-name="P118">FK</text:p>
          </table:table-cell>
          <table:table-cell table:style-name="Таблица25.A2" office:value-type="string">
            <text:p text:style-name="P118"><text:span text:style-name="T31">Item</text:span>Id</text:p>
          </table:table-cell>
          <table:table-cell table:style-name="Таблица25.A2" office:value-type="string">
            <text:p text:style-name="P118">uniqueidentifier</text:p>
          </table:table-cell>
          <table:table-cell table:style-name="Таблица25.A2" office:value-type="string">
            <text:p text:style-name="P118">True</text:p>
          </table:table-cell>
          <table:table-cell table:style-name="Таблица25.E2" office:value-type="string">
            <text:p text:style-name="P144">-</text:p>
          </table:table-cell>
        </table:table-row>
      </table:table>
      <text:p text:style-name="P223"/>
      <text:p text:style-name="P17">GameItem</text:p>
      <text:p text:style-name="P9"/>
      <text:p text:style-name="P56">Описание:</text:p>
      <text:list xml:id="list91824640459798" text:continue-list="list91826514632458" text:style-name="L20">
        <text:list-item>
          <text:p text:style-name="P306">Таблица представляет из себя <text:span text:style-name="T31">игровой предмет</text:span></text:p>
        </text:list-item>
      </text:list>
      <text:p text:style-name="P73">Связи:</text:p>
      <text:list text:style-name="L35">
        <text:list-item>
          <text:p text:style-name="P288">Game(<text:span text:style-name="T2">Многие к одному</text:span>)</text:p>
        </text:list-item>
        <text:list-item>
          <text:p text:style-name="P288"><text:span text:style-name="T31">GameItemType:Type</text:span>(<text:span text:style-name="T31">О</text:span><text:span text:style-name="T4">дин</text:span><text:span text:style-name="T2"> к одному</text:span>)</text:p>
        </text:list-item>
        <text:list-item>
          <text:p text:style-name="P288"><text:span text:style-name="T31">GameItemRarity:Rarity</text:span>(<text:span text:style-name="T31">О</text:span><text:span text:style-name="T4">дин</text:span><text:span text:style-name="T2"> к одному</text:span>)</text:p>
        </text:list-item>
        <text:list-item>
          <text:p text:style-name="P288"><text:span text:style-name="T31">GameItemQuality:Quality</text:span>(<text:span text:style-name="T31">О</text:span><text:span text:style-name="T4">дин</text:span><text:span text:style-name="T2"> к одному</text:span>)</text:p>
        </text:list-item>
      </text:list>
      <text:p text:style-name="P87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8">Key</text:p>
          </table:table-cell>
          <table:table-cell table:style-name="Таблица26.A1" office:value-type="string">
            <text:p text:style-name="P118">Name</text:p>
          </table:table-cell>
          <table:table-cell table:style-name="Таблица26.A1" office:value-type="string">
            <text:p text:style-name="P118">Type</text:p>
          </table:table-cell>
          <table:table-cell table:style-name="Таблица26.A1" office:value-type="string">
            <text:p text:style-name="P118"><text:span text:style-name="T5">Is</text:span>Required</text:p>
          </table:table-cell>
          <table:table-cell table:style-name="Таблица26.E1" office:value-type="string">
            <text:p text:style-name="P118">Constrains</text:p>
          </table:table-cell>
        </table:table-row>
        <text:soft-page-break/>
        <table:table-row>
          <table:table-cell table:style-name="Таблица26.A2" office:value-type="string">
            <text:p text:style-name="P118">PK</text:p>
          </table:table-cell>
          <table:table-cell table:style-name="Таблица26.A2" office:value-type="string">
            <text:p text:style-name="P118"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118">True</text:p>
          </table:table-cell>
          <table:table-cell table:style-name="Таблица26.E2" office:value-type="string">
            <text:p text:style-name="P144">NEWID(), UNIQUE</text:p>
          </table:table-cell>
        </table:table-row>
        <table:table-row>
          <table:table-cell table:style-name="Таблица26.A2" office:value-type="string">
            <text:p text:style-name="P248"/>
          </table:table-cell>
          <table:table-cell table:style-name="Таблица26.A2" office:value-type="string">
            <text:p text:style-name="P199">Name</text:p>
          </table:table-cell>
          <table:table-cell table:style-name="Таблица26.A2" office:value-type="string">
            <text:p text:style-name="P194">nvarchar(<text:span text:style-name="T29">50</text:span>)</text:p>
          </table:table-cell>
          <table:table-cell table:style-name="Таблица26.A2" office:value-type="string">
            <text:p text:style-name="P184">True</text:p>
          </table:table-cell>
          <table:table-cell table:style-name="Таблица26.E2" office:value-type="string">
            <text:p text:style-name="P262">-</text:p>
          </table:table-cell>
        </table:table-row>
        <table:table-row>
          <table:table-cell table:style-name="Таблица26.A2" office:value-type="string">
            <text:p text:style-name="P248"/>
          </table:table-cell>
          <table:table-cell table:style-name="Таблица26.A2" office:value-type="string">
            <text:p text:style-name="P199">Cost</text:p>
          </table:table-cell>
          <table:table-cell table:style-name="Таблица26.A2" office:value-type="string">
            <text:p text:style-name="P118">decimal(18, 5)</text:p>
          </table:table-cell>
          <table:table-cell table:style-name="Таблица26.A2" office:value-type="string">
            <text:p text:style-name="P170">True</text:p>
          </table:table-cell>
          <table:table-cell table:style-name="Таблица26.E2" office:value-type="string">
            <text:p text:style-name="P165">-</text:p>
          </table:table-cell>
        </table:table-row>
        <table:table-row>
          <table:table-cell table:style-name="Таблица26.A2" office:value-type="string">
            <text:p text:style-name="P118"/>
          </table:table-cell>
          <table:table-cell table:style-name="Таблица26.A2" office:value-type="string">
            <text:p text:style-name="P200">Image<text:span text:style-name="T32">Uri</text:span></text:p>
          </table:table-cell>
          <table:table-cell table:style-name="Таблица26.A2" office:value-type="string">
            <text:p text:style-name="P194">nvarchar(MAX)</text:p>
          </table:table-cell>
          <table:table-cell table:style-name="Таблица26.A2" office:value-type="string">
            <text:p text:style-name="P194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/>
          </table:table-cell>
          <table:table-cell table:style-name="Таблица26.A2" office:value-type="string">
            <text:p text:style-name="P200">IdForPlatform</text:p>
          </table:table-cell>
          <table:table-cell table:style-name="Таблица26.A2" office:value-type="string">
            <text:p text:style-name="P194">nvarchar(MAX)</text:p>
          </table:table-cell>
          <table:table-cell table:style-name="Таблица26.A2" office:value-type="string">
            <text:p text:style-name="P200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>FK</text:p>
          </table:table-cell>
          <table:table-cell table:style-name="Таблица26.A2" office:value-type="string">
            <text:p text:style-name="P118"><text:span text:style-name="T28">Game</text:span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118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>FK</text:p>
          </table:table-cell>
          <table:table-cell table:style-name="Таблица26.A2" office:value-type="string">
            <text:p text:style-name="P118"><text:span text:style-name="T31">Type</text:span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209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>FK</text:p>
          </table:table-cell>
          <table:table-cell table:style-name="Таблица26.A2" office:value-type="string">
            <text:p text:style-name="P118"><text:span text:style-name="T31">Rarity</text:span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209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>FK</text:p>
          </table:table-cell>
          <table:table-cell table:style-name="Таблица26.A2" office:value-type="string">
            <text:p text:style-name="P118"><text:span text:style-name="T31">Quality</text:span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209">False</text:p>
          </table:table-cell>
          <table:table-cell table:style-name="Таблица26.E2" office:value-type="string">
            <text:p text:style-name="P144">-</text:p>
          </table:table-cell>
        </table:table-row>
      </table:table>
      <text:p text:style-name="P223"/>
      <text:p text:style-name="P16">Game<text:span text:style-name="T38">ItemRarity</text:span></text:p>
      <text:p text:style-name="P10"/>
      <text:p text:style-name="P57">Описание:</text:p>
      <text:list xml:id="list91825980098555" text:continue-list="list91824640459798" text:style-name="L20">
        <text:list-item>
          <text:p text:style-name="P307">Таблица представляет из себя <text:span text:style-name="T38">редкость предмета</text:span></text:p>
        </text:list-item>
      </text:list>
      <text:p text:style-name="P88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9">Key</text:p>
          </table:table-cell>
          <table:table-cell table:style-name="Таблица27.A1" office:value-type="string">
            <text:p text:style-name="P119">Name</text:p>
          </table:table-cell>
          <table:table-cell table:style-name="Таблица27.A1" office:value-type="string">
            <text:p text:style-name="P119">Type</text:p>
          </table:table-cell>
          <table:table-cell table:style-name="Таблица27.A1" office:value-type="string">
            <text:p text:style-name="P119"><text:span text:style-name="T5">Is</text:span>Required</text:p>
          </table:table-cell>
          <table:table-cell table:style-name="Таблица27.E1" office:value-type="string">
            <text:p text:style-name="P119">Constrains</text:p>
          </table:table-cell>
        </table:table-row>
        <table:table-row>
          <table:table-cell table:style-name="Таблица27.A2" office:value-type="string">
            <text:p text:style-name="P119">PK</text:p>
          </table:table-cell>
          <table:table-cell table:style-name="Таблица27.A2" office:value-type="string">
            <text:p text:style-name="P119">Id</text:p>
          </table:table-cell>
          <table:table-cell table:style-name="Таблица27.A2" office:value-type="string">
            <text:p text:style-name="P119">uniqueidentifier</text:p>
          </table:table-cell>
          <table:table-cell table:style-name="Таблица27.A2" office:value-type="string">
            <text:p text:style-name="P119">True</text:p>
          </table:table-cell>
          <table:table-cell table:style-name="Таблица27.E2" office:value-type="string">
            <text:p text:style-name="P145">NEWID(), UNIQUE</text:p>
          </table:table-cell>
        </table:table-row>
        <table:table-row>
          <table:table-cell table:style-name="Таблица27.A2" office:value-type="string">
            <text:p text:style-name="P249"/>
          </table:table-cell>
          <table:table-cell table:style-name="Таблица27.A2" office:value-type="string">
            <text:p text:style-name="P191">Name</text:p>
          </table:table-cell>
          <table:table-cell table:style-name="Таблица27.A2" office:value-type="string">
            <text:p text:style-name="P119"><text:span text:style-name="T5">n</text:span>varchar(<text:span text:style-name="T24">50</text:span>)</text:p>
          </table:table-cell>
          <table:table-cell table:style-name="Таблица27.A2" office:value-type="string">
            <text:p text:style-name="P119">True</text:p>
          </table:table-cell>
          <table:table-cell table:style-name="Таблица27.E2" office:value-type="string">
            <text:p text:style-name="P197">UNIQUE</text:p>
          </table:table-cell>
        </table:table-row>
      </table:table>
      <text:p text:style-name="P224"/>
      <text:p text:style-name="P16">Game<text:span text:style-name="T38">ItemQuality</text:span></text:p>
      <text:p text:style-name="P10"/>
      <text:p text:style-name="P57">Описание:</text:p>
      <text:list xml:id="list91825763170051" text:continue-numbering="true" text:style-name="L20">
        <text:list-item>
          <text:p text:style-name="P307">Таблица представляет из себя <text:span text:style-name="T38">качество предмета</text:span></text:p>
        </text:list-item>
      </text:list>
      <text:p text:style-name="P88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9">Key</text:p>
          </table:table-cell>
          <table:table-cell table:style-name="Таблица28.A1" office:value-type="string">
            <text:p text:style-name="P119">Name</text:p>
          </table:table-cell>
          <table:table-cell table:style-name="Таблица28.A1" office:value-type="string">
            <text:p text:style-name="P119">Type</text:p>
          </table:table-cell>
          <table:table-cell table:style-name="Таблица28.A1" office:value-type="string">
            <text:p text:style-name="P119"><text:span text:style-name="T5">Is</text:span>Required</text:p>
          </table:table-cell>
          <table:table-cell table:style-name="Таблица28.E1" office:value-type="string">
            <text:p text:style-name="P119">Constrains</text:p>
          </table:table-cell>
        </table:table-row>
        <table:table-row>
          <table:table-cell table:style-name="Таблица28.A2" office:value-type="string">
            <text:p text:style-name="P119">PK</text:p>
          </table:table-cell>
          <table:table-cell table:style-name="Таблица28.A2" office:value-type="string">
            <text:p text:style-name="P119">Id</text:p>
          </table:table-cell>
          <table:table-cell table:style-name="Таблица28.A2" office:value-type="string">
            <text:p text:style-name="P119">uniqueidentifier</text:p>
          </table:table-cell>
          <table:table-cell table:style-name="Таблица28.A2" office:value-type="string">
            <text:p text:style-name="P119">True</text:p>
          </table:table-cell>
          <table:table-cell table:style-name="Таблица28.E2" office:value-type="string">
            <text:p text:style-name="P145">NEWID(), UNIQUE</text:p>
          </table:table-cell>
        </table:table-row>
        <table:table-row>
          <table:table-cell table:style-name="Таблица28.A2" office:value-type="string">
            <text:p text:style-name="P249"/>
          </table:table-cell>
          <table:table-cell table:style-name="Таблица28.A2" office:value-type="string">
            <text:p text:style-name="P191">Name</text:p>
          </table:table-cell>
          <table:table-cell table:style-name="Таблица28.A2" office:value-type="string">
            <text:p text:style-name="P119"><text:span text:style-name="T5">n</text:span>varchar(<text:span text:style-name="T24">50</text:span>)</text:p>
          </table:table-cell>
          <table:table-cell table:style-name="Таблица28.A2" office:value-type="string">
            <text:p text:style-name="P119">True</text:p>
          </table:table-cell>
          <table:table-cell table:style-name="Таблица28.E2" office:value-type="string">
            <text:p text:style-name="P197">UNIQUE</text:p>
          </table:table-cell>
        </table:table-row>
      </table:table>
      <text:p text:style-name="P224"/>
      <text:p text:style-name="P16">Game<text:span text:style-name="T38">ItemType</text:span></text:p>
      <text:p text:style-name="P10"/>
      <text:p text:style-name="P57">Описание:</text:p>
      <text:list xml:id="list91826392151607" text:continue-numbering="true" text:style-name="L20">
        <text:list-item>
          <text:p text:style-name="P307">Таблица представляет из себя <text:span text:style-name="T38">тип предмета</text:span></text:p>
        </text:list-item>
      </text:list>
      <text:p text:style-name="P88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9">Key</text:p>
          </table:table-cell>
          <table:table-cell table:style-name="Таблица29.A1" office:value-type="string">
            <text:p text:style-name="P119">Name</text:p>
          </table:table-cell>
          <table:table-cell table:style-name="Таблица29.A1" office:value-type="string">
            <text:p text:style-name="P119">Type</text:p>
          </table:table-cell>
          <table:table-cell table:style-name="Таблица29.A1" office:value-type="string">
            <text:p text:style-name="P119"><text:span text:style-name="T5">Is</text:span>Required</text:p>
          </table:table-cell>
          <table:table-cell table:style-name="Таблица29.E1" office:value-type="string">
            <text:p text:style-name="P119">Constrains</text:p>
          </table:table-cell>
        </table:table-row>
        <table:table-row>
          <table:table-cell table:style-name="Таблица29.A2" office:value-type="string">
            <text:p text:style-name="P119">PK</text:p>
          </table:table-cell>
          <table:table-cell table:style-name="Таблица29.A2" office:value-type="string">
            <text:p text:style-name="P119">Id</text:p>
          </table:table-cell>
          <table:table-cell table:style-name="Таблица29.A2" office:value-type="string">
            <text:p text:style-name="P119">uniqueidentifier</text:p>
          </table:table-cell>
          <table:table-cell table:style-name="Таблица29.A2" office:value-type="string">
            <text:p text:style-name="P119">True</text:p>
          </table:table-cell>
          <table:table-cell table:style-name="Таблица29.E2" office:value-type="string">
            <text:p text:style-name="P145">NEWID(), UNIQUE</text:p>
          </table:table-cell>
        </table:table-row>
        <table:table-row>
          <table:table-cell table:style-name="Таблица29.A2" office:value-type="string">
            <text:p text:style-name="P249"/>
          </table:table-cell>
          <table:table-cell table:style-name="Таблица29.A2" office:value-type="string">
            <text:p text:style-name="P191">Name</text:p>
          </table:table-cell>
          <table:table-cell table:style-name="Таблица29.A2" office:value-type="string">
            <text:p text:style-name="P119"><text:span text:style-name="T5">n</text:span>varchar(<text:span text:style-name="T24">50</text:span>)</text:p>
          </table:table-cell>
          <table:table-cell table:style-name="Таблица29.A2" office:value-type="string">
            <text:p text:style-name="P119">True</text:p>
          </table:table-cell>
          <table:table-cell table:style-name="Таблица29.E2" office:value-type="string">
            <text:p text:style-name="P197">UNIQUE</text:p>
          </table:table-cell>
        </table:table-row>
      </table:table>
      <text:p text:style-name="P224"/>
      <text:p text:style-name="P29">User<text:span text:style-name="T39">History</text:span><text:span text:style-name="T40">Withdrawn</text:span></text:p>
      <text:p text:style-name="P29"/>
      <text:p text:style-name="P61">Описание:</text:p>
      <text:list xml:id="list91826296476433" text:continue-list="list91825231054878" text:style-name="L22">
        <text:list-item>
          <text:p text:style-name="P310">Таблица представляет из себя коллекцию <text:span text:style-name="T39">истории </text:span><text:span text:style-name="T40">вывода</text:span></text:p>
        </text:list-item>
      </text:list>
      <text:p text:style-name="P65">Связи:</text:p>
      <text:list text:style-name="L36">
        <text:list-item>
          <text:p text:style-name="P278"><text:soft-page-break/>User(<text:span text:style-name="T2">Многие к одному</text:span>)</text:p>
        </text:list-item>
        <text:list-item>
          <text:p text:style-name="P289">GameItem:Item(<text:span text:style-name="T2">Многие к одному</text:span>)</text:p>
        </text:list-item>
      </text:list>
      <text:p text:style-name="P91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21">Key</text:p>
          </table:table-cell>
          <table:table-cell table:style-name="Таблица31.A1" office:value-type="string">
            <text:p text:style-name="P121">Name</text:p>
          </table:table-cell>
          <table:table-cell table:style-name="Таблица31.A1" office:value-type="string">
            <text:p text:style-name="P121">Type</text:p>
          </table:table-cell>
          <table:table-cell table:style-name="Таблица31.A1" office:value-type="string">
            <text:p text:style-name="P121"><text:span text:style-name="T5">Is</text:span>Required</text:p>
          </table:table-cell>
          <table:table-cell table:style-name="Таблица31.E1" office:value-type="string">
            <text:p text:style-name="P121">Constrains</text:p>
          </table:table-cell>
        </table:table-row>
        <table:table-row>
          <table:table-cell table:style-name="Таблица31.A2" office:value-type="string">
            <text:p text:style-name="P121">PK</text:p>
          </table:table-cell>
          <table:table-cell table:style-name="Таблица31.A2" office:value-type="string">
            <text:p text:style-name="P121">Id</text:p>
          </table:table-cell>
          <table:table-cell table:style-name="Таблица31.A2" office:value-type="string">
            <text:p text:style-name="P121">uniqueidentifier</text:p>
          </table:table-cell>
          <table:table-cell table:style-name="Таблица31.A2" office:value-type="string">
            <text:p text:style-name="P121">True</text:p>
          </table:table-cell>
          <table:table-cell table:style-name="Таблица31.E2" office:value-type="string">
            <text:p text:style-name="P147">NEWID(), UNIQUE</text:p>
          </table:table-cell>
        </table:table-row>
        <table:table-row>
          <table:table-cell table:style-name="Таблица31.A2" office:value-type="string">
            <text:p text:style-name="P121"/>
          </table:table-cell>
          <table:table-cell table:style-name="Таблица31.A2" office:value-type="string">
            <text:p text:style-name="P204">Date</text:p>
          </table:table-cell>
          <table:table-cell table:style-name="Таблица31.A2" office:value-type="string">
            <text:p text:style-name="P121">datetime2(7)</text:p>
          </table:table-cell>
          <table:table-cell table:style-name="Таблица31.A2" office:value-type="string">
            <text:p text:style-name="P204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1">FK</text:p>
          </table:table-cell>
          <table:table-cell table:style-name="Таблица31.A2" office:value-type="string">
            <text:p text:style-name="P121"><text:span text:style-name="T39">User</text:span>Id</text:p>
          </table:table-cell>
          <table:table-cell table:style-name="Таблица31.A2" office:value-type="string">
            <text:p text:style-name="P121">uniqueidentifier</text:p>
          </table:table-cell>
          <table:table-cell table:style-name="Таблица31.A2" office:value-type="string">
            <text:p text:style-name="P121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1">FK</text:p>
          </table:table-cell>
          <table:table-cell table:style-name="Таблица31.A2" office:value-type="string">
            <text:p text:style-name="P121"><text:span text:style-name="T40">Item</text:span>Id</text:p>
          </table:table-cell>
          <table:table-cell table:style-name="Таблица31.A2" office:value-type="string">
            <text:p text:style-name="P121">uniqueidentifier</text:p>
          </table:table-cell>
          <table:table-cell table:style-name="Таблица31.A2" office:value-type="string">
            <text:p text:style-name="P121">True</text:p>
          </table:table-cell>
          <table:table-cell table:style-name="Таблица31.E2" office:value-type="string">
            <text:p text:style-name="P147">-</text:p>
          </table:table-cell>
        </table:table-row>
      </table:table>
      <text:p text:style-name="P226"/>
      <text:p text:style-name="P29">User<text:span text:style-name="T40">Inventory</text:span></text:p>
      <text:p text:style-name="P29"/>
      <text:p text:style-name="P61">Описание:</text:p>
      <text:list xml:id="list91825023985315" text:continue-list="list91826296476433" text:style-name="L22">
        <text:list-item>
          <text:p text:style-name="P310">Таблица представляет из себя коллекцию инвентаря пользователя</text:p>
        </text:list-item>
      </text:list>
      <text:p text:style-name="P65">Связи:</text:p>
      <text:list text:style-name="L37">
        <text:list-item>
          <text:p text:style-name="P279">User(<text:span text:style-name="T2">Многие к одному</text:span>)</text:p>
        </text:list-item>
        <text:list-item>
          <text:p text:style-name="P290">GameItem:Item(<text:span text:style-name="T2">Многие к одному</text:span>)</text:p>
        </text:list-item>
      </text:list>
      <text:p text:style-name="P91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21">Key</text:p>
          </table:table-cell>
          <table:table-cell table:style-name="Таблица32.A1" office:value-type="string">
            <text:p text:style-name="P121">Name</text:p>
          </table:table-cell>
          <table:table-cell table:style-name="Таблица32.A1" office:value-type="string">
            <text:p text:style-name="P121">Type</text:p>
          </table:table-cell>
          <table:table-cell table:style-name="Таблица32.A1" office:value-type="string">
            <text:p text:style-name="P121"><text:span text:style-name="T5">Is</text:span>Required</text:p>
          </table:table-cell>
          <table:table-cell table:style-name="Таблица32.E1" office:value-type="string">
            <text:p text:style-name="P121">Constrains</text:p>
          </table:table-cell>
        </table:table-row>
        <table:table-row>
          <table:table-cell table:style-name="Таблица32.A2" office:value-type="string">
            <text:p text:style-name="P121">PK</text:p>
          </table:table-cell>
          <table:table-cell table:style-name="Таблица32.A2" office:value-type="string">
            <text:p text:style-name="P121">Id</text:p>
          </table:table-cell>
          <table:table-cell table:style-name="Таблица32.A2" office:value-type="string">
            <text:p text:style-name="P121">uniqueidentifier</text:p>
          </table:table-cell>
          <table:table-cell table:style-name="Таблица32.A2" office:value-type="string">
            <text:p text:style-name="P121">True</text:p>
          </table:table-cell>
          <table:table-cell table:style-name="Таблица32.E2" office:value-type="string">
            <text:p text:style-name="P147">NEWID(), UNIQUE</text:p>
          </table:table-cell>
        </table:table-row>
        <table:table-row>
          <table:table-cell table:style-name="Таблица32.A2" office:value-type="string">
            <text:p text:style-name="P121"/>
          </table:table-cell>
          <table:table-cell table:style-name="Таблица32.A2" office:value-type="string">
            <text:p text:style-name="P204">Date</text:p>
          </table:table-cell>
          <table:table-cell table:style-name="Таблица32.A2" office:value-type="string">
            <text:p text:style-name="P121">datetime2(7)</text:p>
          </table:table-cell>
          <table:table-cell table:style-name="Таблица32.A2" office:value-type="string">
            <text:p text:style-name="P204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248"/>
          </table:table-cell>
          <table:table-cell table:style-name="Таблица32.A2" office:value-type="string">
            <text:p text:style-name="P199">FixedCost</text:p>
          </table:table-cell>
          <table:table-cell table:style-name="Таблица32.A2" office:value-type="string">
            <text:p text:style-name="P118">decimal(18, 5)</text:p>
          </table:table-cell>
          <table:table-cell table:style-name="Таблица32.A2" office:value-type="string">
            <text:p text:style-name="P170">True</text:p>
          </table:table-cell>
          <table:table-cell table:style-name="Таблица32.E2" office:value-type="string">
            <text:p text:style-name="P165">-</text:p>
          </table:table-cell>
        </table:table-row>
        <table:table-row>
          <table:table-cell table:style-name="Таблица32.A2" office:value-type="string">
            <text:p text:style-name="P121">FK</text:p>
          </table:table-cell>
          <table:table-cell table:style-name="Таблица32.A2" office:value-type="string">
            <text:p text:style-name="P121"><text:span text:style-name="T39">User</text:span>Id</text:p>
          </table:table-cell>
          <table:table-cell table:style-name="Таблица32.A2" office:value-type="string">
            <text:p text:style-name="P121">uniqueidentifier</text:p>
          </table:table-cell>
          <table:table-cell table:style-name="Таблица32.A2" office:value-type="string">
            <text:p text:style-name="P121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121">FK</text:p>
          </table:table-cell>
          <table:table-cell table:style-name="Таблица32.A2" office:value-type="string">
            <text:p text:style-name="P121"><text:span text:style-name="T40">Item</text:span>Id</text:p>
          </table:table-cell>
          <table:table-cell table:style-name="Таблица32.A2" office:value-type="string">
            <text:p text:style-name="P121">uniqueidentifier</text:p>
          </table:table-cell>
          <table:table-cell table:style-name="Таблица32.A2" office:value-type="string">
            <text:p text:style-name="P121">True</text:p>
          </table:table-cell>
          <table:table-cell table:style-name="Таблица32.E2" office:value-type="string">
            <text:p text:style-name="P147">-</text:p>
          </table:table-cell>
        </table:table-row>
      </table:table>
      <text:p text:style-name="P226"/>
      <text:p text:style-name="P29">UserHistoryOpening</text:p>
      <text:p text:style-name="P29"/>
      <text:p text:style-name="P61">Описание:</text:p>
      <text:list xml:id="list91824815672492" text:continue-list="list91825023985315" text:style-name="L22">
        <text:list-item>
          <text:p text:style-name="P310">Таблица представляет из себя коллекцию истории открытия кейсов</text:p>
        </text:list-item>
      </text:list>
      <text:p text:style-name="P65">Связи:</text:p>
      <text:list text:style-name="L38">
        <text:list-item>
          <text:p text:style-name="P280">User(<text:span text:style-name="T2">Многие к одному</text:span>)</text:p>
        </text:list-item>
        <text:list-item>
          <text:p text:style-name="P291">GameItem:Item(<text:span text:style-name="T2">Многие к одному</text:span>)</text:p>
        </text:list-item>
        <text:list-item>
          <text:p text:style-name="P291">LootBox:Box(<text:span text:style-name="T2">Многие к одному</text:span>)</text:p>
        </text:list-item>
      </text:list>
      <text:p text:style-name="P91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21">Key</text:p>
          </table:table-cell>
          <table:table-cell table:style-name="Таблица33.A1" office:value-type="string">
            <text:p text:style-name="P121">Name</text:p>
          </table:table-cell>
          <table:table-cell table:style-name="Таблица33.A1" office:value-type="string">
            <text:p text:style-name="P121">Type</text:p>
          </table:table-cell>
          <table:table-cell table:style-name="Таблица33.A1" office:value-type="string">
            <text:p text:style-name="P121"><text:span text:style-name="T5">Is</text:span>Required</text:p>
          </table:table-cell>
          <table:table-cell table:style-name="Таблица33.E1" office:value-type="string">
            <text:p text:style-name="P121">Constrains</text:p>
          </table:table-cell>
        </table:table-row>
        <table:table-row>
          <table:table-cell table:style-name="Таблица33.A2" office:value-type="string">
            <text:p text:style-name="P121">PK</text:p>
          </table:table-cell>
          <table:table-cell table:style-name="Таблица33.A2" office:value-type="string">
            <text:p text:style-name="P121">Id</text:p>
          </table:table-cell>
          <table:table-cell table:style-name="Таблица33.A2" office:value-type="string">
            <text:p text:style-name="P121">uniqueidentifier</text:p>
          </table:table-cell>
          <table:table-cell table:style-name="Таблица33.A2" office:value-type="string">
            <text:p text:style-name="P121">True</text:p>
          </table:table-cell>
          <table:table-cell table:style-name="Таблица33.E2" office:value-type="string">
            <text:p text:style-name="P147">NEWID(), UNIQUE</text:p>
          </table:table-cell>
        </table:table-row>
        <table:table-row>
          <table:table-cell table:style-name="Таблица33.A2" office:value-type="string">
            <text:p text:style-name="P121"/>
          </table:table-cell>
          <table:table-cell table:style-name="Таблица33.A2" office:value-type="string">
            <text:p text:style-name="P204">Date</text:p>
          </table:table-cell>
          <table:table-cell table:style-name="Таблица33.A2" office:value-type="string">
            <text:p text:style-name="P121">datetime2(7)</text:p>
          </table:table-cell>
          <table:table-cell table:style-name="Таблица33.A2" office:value-type="string">
            <text:p text:style-name="P204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1">FK</text:p>
          </table:table-cell>
          <table:table-cell table:style-name="Таблица33.A2" office:value-type="string">
            <text:p text:style-name="P121"><text:span text:style-name="T39">User</text:span>Id</text:p>
          </table:table-cell>
          <table:table-cell table:style-name="Таблица33.A2" office:value-type="string">
            <text:p text:style-name="P121">uniqueidentifier</text:p>
          </table:table-cell>
          <table:table-cell table:style-name="Таблица33.A2" office:value-type="string">
            <text:p text:style-name="P121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1">FK</text:p>
          </table:table-cell>
          <table:table-cell table:style-name="Таблица33.A2" office:value-type="string">
            <text:p text:style-name="P121"><text:span text:style-name="T40">Box</text:span>Id</text:p>
          </table:table-cell>
          <table:table-cell table:style-name="Таблица33.A2" office:value-type="string">
            <text:p text:style-name="P121">uniqueidentifier</text:p>
          </table:table-cell>
          <table:table-cell table:style-name="Таблица33.A2" office:value-type="string">
            <text:p text:style-name="P121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1">FK</text:p>
          </table:table-cell>
          <table:table-cell table:style-name="Таблица33.A2" office:value-type="string">
            <text:p text:style-name="P121"><text:span text:style-name="T40">Item</text:span>Id</text:p>
          </table:table-cell>
          <table:table-cell table:style-name="Таблица33.A2" office:value-type="string">
            <text:p text:style-name="P121">uniqueidentifier</text:p>
          </table:table-cell>
          <table:table-cell table:style-name="Таблица33.A2" office:value-type="string">
            <text:p text:style-name="P121">True</text:p>
          </table:table-cell>
          <table:table-cell table:style-name="Таблица33.E2" office:value-type="string">
            <text:p text:style-name="P147">-</text:p>
          </table:table-cell>
        </table:table-row>
      </table:table>
      <text:p text:style-name="P226"/>
      <text:p text:style-name="P30">User<text:span text:style-name="T41">PathBanner</text:span></text:p>
      <text:p text:style-name="P30"/>
      <text:p text:style-name="P62">Описание:</text:p>
      <text:list xml:id="list91824933296657" text:continue-list="list91824815672492" text:style-name="L22">
        <text:list-item>
          <text:p text:style-name="P311"><text:soft-page-break/>Таблица представляет из себя коллекцию <text:span text:style-name="T41">путей до ивентовых баннеров</text:span></text:p>
        </text:list-item>
      </text:list>
      <text:p text:style-name="P66">Связи:</text:p>
      <text:list text:style-name="L39">
        <text:list-item>
          <text:p text:style-name="P281">User(<text:span text:style-name="T2">Многие к одному</text:span>)</text:p>
        </text:list-item>
        <text:list-item>
          <text:p text:style-name="P292">GameItem:Item(<text:span text:style-name="T2">Многие к одному</text:span>)</text:p>
        </text:list-item>
        <text:list-item>
          <text:p text:style-name="P292">LootBox<text:span text:style-name="T41">Banner</text:span>:<text:span text:style-name="T41">Banner</text:span>(<text:span text:style-name="T2">Многие к одному</text:span>)</text:p>
        </text:list-item>
      </text:list>
      <text:p text:style-name="P92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22">Key</text:p>
          </table:table-cell>
          <table:table-cell table:style-name="Таблица34.A1" office:value-type="string">
            <text:p text:style-name="P122">Name</text:p>
          </table:table-cell>
          <table:table-cell table:style-name="Таблица34.A1" office:value-type="string">
            <text:p text:style-name="P122">Type</text:p>
          </table:table-cell>
          <table:table-cell table:style-name="Таблица34.A1" office:value-type="string">
            <text:p text:style-name="P122"><text:span text:style-name="T5">Is</text:span>Required</text:p>
          </table:table-cell>
          <table:table-cell table:style-name="Таблица34.E1" office:value-type="string">
            <text:p text:style-name="P122">Constrains</text:p>
          </table:table-cell>
        </table:table-row>
        <table:table-row>
          <table:table-cell table:style-name="Таблица34.A2" office:value-type="string">
            <text:p text:style-name="P122">PK</text:p>
          </table:table-cell>
          <table:table-cell table:style-name="Таблица34.A2" office:value-type="string">
            <text:p text:style-name="P122">Id</text:p>
          </table:table-cell>
          <table:table-cell table:style-name="Таблица34.A2" office:value-type="string">
            <text:p text:style-name="P122">uniqueidentifier</text:p>
          </table:table-cell>
          <table:table-cell table:style-name="Таблица34.A2" office:value-type="string">
            <text:p text:style-name="P122">True</text:p>
          </table:table-cell>
          <table:table-cell table:style-name="Таблица34.E2" office:value-type="string">
            <text:p text:style-name="P148">NEWID(), UNIQUE</text:p>
          </table:table-cell>
        </table:table-row>
        <table:table-row>
          <table:table-cell table:style-name="Таблица34.A2" office:value-type="string">
            <text:p text:style-name="P122"/>
          </table:table-cell>
          <table:table-cell table:style-name="Таблица34.A2" office:value-type="string">
            <text:p text:style-name="P205">Date</text:p>
          </table:table-cell>
          <table:table-cell table:style-name="Таблица34.A2" office:value-type="string">
            <text:p text:style-name="P122">datetime2(7)</text:p>
          </table:table-cell>
          <table:table-cell table:style-name="Таблица34.A2" office:value-type="string">
            <text:p text:style-name="P205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248"/>
          </table:table-cell>
          <table:table-cell table:style-name="Таблица34.A2" office:value-type="string">
            <text:p text:style-name="P206">NumberSteps</text:p>
          </table:table-cell>
          <table:table-cell table:style-name="Таблица34.A2" office:value-type="string">
            <text:p text:style-name="P206">int</text:p>
          </table:table-cell>
          <table:table-cell table:style-name="Таблица34.A2" office:value-type="string">
            <text:p text:style-name="P170">True</text:p>
          </table:table-cell>
          <table:table-cell table:style-name="Таблица34.E2" office:value-type="string">
            <text:p text:style-name="P165">-</text:p>
          </table:table-cell>
        </table:table-row>
        <table:table-row>
          <table:table-cell table:style-name="Таблица34.A2" office:value-type="string">
            <text:p text:style-name="P122">FK</text:p>
          </table:table-cell>
          <table:table-cell table:style-name="Таблица34.A2" office:value-type="string">
            <text:p text:style-name="P122"><text:span text:style-name="T39">User</text:span>Id</text:p>
          </table:table-cell>
          <table:table-cell table:style-name="Таблица34.A2" office:value-type="string">
            <text:p text:style-name="P122">uniqueidentifier</text:p>
          </table:table-cell>
          <table:table-cell table:style-name="Таблица34.A2" office:value-type="string">
            <text:p text:style-name="P122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2">FK</text:p>
          </table:table-cell>
          <table:table-cell table:style-name="Таблица34.A2" office:value-type="string">
            <text:p text:style-name="P122"><text:span text:style-name="T40">Item</text:span>Id</text:p>
          </table:table-cell>
          <table:table-cell table:style-name="Таблица34.A2" office:value-type="string">
            <text:p text:style-name="P122">uniqueidentifier</text:p>
          </table:table-cell>
          <table:table-cell table:style-name="Таблица34.A2" office:value-type="string">
            <text:p text:style-name="P122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2">FK</text:p>
          </table:table-cell>
          <table:table-cell table:style-name="Таблица34.A2" office:value-type="string">
            <text:p text:style-name="P122"><text:span text:style-name="T41">Banner</text:span>Id</text:p>
          </table:table-cell>
          <table:table-cell table:style-name="Таблица34.A2" office:value-type="string">
            <text:p text:style-name="P122">uniqueidentifier</text:p>
          </table:table-cell>
          <table:table-cell table:style-name="Таблица34.A2" office:value-type="string">
            <text:p text:style-name="P122">True</text:p>
          </table:table-cell>
          <table:table-cell table:style-name="Таблица34.E2" office:value-type="string">
            <text:p text:style-name="P148">-</text:p>
          </table:table-cell>
        </table:table-row>
      </table:table>
      <text:p text:style-name="P2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3-30T09:18:24.142000000</dc:date>
    <meta:editing-duration>PT2H51M29S</meta:editing-duration>
    <meta:editing-cycles>63</meta:editing-cycles>
    <meta:generator>LibreOffice/7.4.3.2$Windows_X86_64 LibreOffice_project/1048a8393ae2eeec98dff31b5c133c5f1d08b890</meta:generator>
    <meta:document-statistic meta:table-count="33" meta:image-count="0" meta:object-count="0" meta:page-count="12" meta:paragraph-count="985" meta:word-count="1384" meta:character-count="9069" meta:non-whitespace-character-count="8739"/>
  </office:meta>
</office:document-meta>
</file>